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492000019DFF205B34C78ACDF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2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203cm" fo:min-width="5.427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143cm" fo:min-width="1.903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8cm" fo:min-width="1.841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493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493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097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1cm" fo:min-width="1.091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2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 draw:opacity="50%"/>
      <style:paragraph-properties fo:text-align="center"/>
    </style:style>
    <style:style style:name="P4" style:family="paragraph">
      <loext:graphic-properties draw:fill="solid" draw:fill-color="#ff6600" draw:opacity="50%"/>
      <style:paragraph-properties fo:text-align="center"/>
    </style:style>
    <style:style style:name="P5" style:family="paragraph">
      <loext:graphic-properties draw:fill="solid" draw:fill-color="#66ff00" draw:opacity="50%"/>
      <style:paragraph-properties fo:text-align="center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="solid" draw:fill-color="#9900ff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Details" svg:x1="15.55cm" svg:y1="12.954cm" svg:x2="15.55cm" svg:y2="14.132cm">
            <text:p/>
          </draw:line>
          <draw:line draw:style-name="gr1" draw:text-style-name="P1" draw:layer="Details" svg:x1="15.7cm" svg:y1="12.954cm" svg:x2="15.55cm" svg:y2="12.954cm">
            <text:p/>
          </draw:line>
          <draw:line draw:style-name="gr1" draw:text-style-name="P1" draw:layer="Details" svg:x1="15.7cm" svg:y1="12.954cm" svg:x2="15.7cm" svg:y2="14.132cm">
            <text:p/>
          </draw:line>
          <draw:line draw:style-name="gr1" draw:text-style-name="P1" draw:layer="Details" svg:x1="15.7cm" svg:y1="14.132cm" svg:x2="15.55cm" svg:y2="14.132cm">
            <text:p/>
          </draw:line>
          <draw:line draw:style-name="gr1" draw:text-style-name="P1" draw:layer="Details" svg:x1="14.9cm" svg:y1="12.596cm" svg:x2="14.9cm" svg:y2="14.542cm">
            <text:p/>
          </draw:line>
          <draw:line draw:style-name="gr1" draw:text-style-name="P1" draw:layer="Details" svg:x1="15.7cm" svg:y1="12.954cm" svg:x2="16.35cm" svg:y2="12.954cm">
            <text:p/>
          </draw:line>
          <draw:line draw:style-name="gr1" draw:text-style-name="P1" draw:layer="Details" svg:x1="16.35cm" svg:y1="12.442cm" svg:x2="16.35cm" svg:y2="14.286cm">
            <text:p/>
          </draw:line>
          <draw:line draw:style-name="gr1" draw:text-style-name="P1" draw:layer="Details" svg:x1="15.7cm" svg:y1="13.122cm" svg:x2="16.35cm" svg:y2="13.122cm">
            <text:p/>
          </draw:line>
          <draw:line draw:style-name="gr1" draw:text-style-name="P1" draw:layer="Details" svg:x1="15.7cm" svg:y1="13.291cm" svg:x2="16.35cm" svg:y2="13.291cm">
            <text:p/>
          </draw:line>
          <draw:line draw:style-name="gr1" draw:text-style-name="P1" draw:layer="Details" svg:x1="15.7cm" svg:y1="13.459cm" svg:x2="16.35cm" svg:y2="13.459cm">
            <text:p/>
          </draw:line>
          <draw:line draw:style-name="gr1" draw:text-style-name="P1" draw:layer="Details" svg:x1="15.7cm" svg:y1="13.627cm" svg:x2="16.35cm" svg:y2="13.627cm">
            <text:p/>
          </draw:line>
          <draw:line draw:style-name="gr1" draw:text-style-name="P1" draw:layer="Details" svg:x1="15.7cm" svg:y1="13.795cm" svg:x2="16.35cm" svg:y2="13.795cm">
            <text:p/>
          </draw:line>
          <draw:line draw:style-name="gr1" draw:text-style-name="P1" draw:layer="Details" svg:x1="15.7cm" svg:y1="13.964cm" svg:x2="16.35cm" svg:y2="13.964cm">
            <text:p/>
          </draw:line>
          <draw:line draw:style-name="gr1" draw:text-style-name="P1" draw:layer="Details" svg:x1="15.7cm" svg:y1="14.132cm" svg:x2="16.35cm" svg:y2="14.132cm">
            <text:p/>
          </draw:line>
          <draw:line draw:style-name="gr1" draw:text-style-name="P1" draw:layer="Details" svg:x1="14.9cm" svg:y1="12.954cm" svg:x2="15.55cm" svg:y2="12.954cm">
            <text:p/>
          </draw:line>
          <draw:line draw:style-name="gr1" draw:text-style-name="P1" draw:layer="Details" svg:x1="14.9cm" svg:y1="13.122cm" svg:x2="15.55cm" svg:y2="13.122cm">
            <text:p/>
          </draw:line>
          <draw:line draw:style-name="gr1" draw:text-style-name="P1" draw:layer="Details" svg:x1="14.9cm" svg:y1="13.291cm" svg:x2="15.55cm" svg:y2="13.291cm">
            <text:p/>
          </draw:line>
          <draw:line draw:style-name="gr1" draw:text-style-name="P1" draw:layer="Details" svg:x1="14.9cm" svg:y1="13.459cm" svg:x2="15.55cm" svg:y2="13.459cm">
            <text:p/>
          </draw:line>
          <draw:line draw:style-name="gr1" draw:text-style-name="P1" draw:layer="Details" svg:x1="14.9cm" svg:y1="13.627cm" svg:x2="15.55cm" svg:y2="13.627cm">
            <text:p/>
          </draw:line>
          <draw:line draw:style-name="gr1" draw:text-style-name="P1" draw:layer="Details" svg:x1="14.9cm" svg:y1="13.795cm" svg:x2="15.55cm" svg:y2="13.795cm">
            <text:p/>
          </draw:line>
          <draw:line draw:style-name="gr1" draw:text-style-name="P1" draw:layer="Details" svg:x1="14.9cm" svg:y1="13.964cm" svg:x2="15.55cm" svg:y2="13.964cm">
            <text:p/>
          </draw:line>
          <draw:line draw:style-name="gr1" draw:text-style-name="P1" draw:layer="Details" svg:x1="14.9cm" svg:y1="14.132cm" svg:x2="15.55cm" svg:y2="14.132cm">
            <text:p/>
          </draw:line>
          <draw:g>
            <draw:line draw:style-name="gr1" draw:text-style-name="P1" draw:layer="Details" svg:x1="15.2cm" svg:y1="13.979cm" svg:x2="15.25cm" svg:y2="14.081cm">
              <text:p/>
            </draw:line>
            <draw:line draw:style-name="gr1" draw:text-style-name="P1" draw:layer="Details" svg:x1="15.25cm" svg:y1="13.825cm" svg:x2="15.25cm" svg:y2="14.081cm">
              <text:p/>
            </draw:line>
            <draw:line draw:style-name="gr1" draw:text-style-name="P1" draw:layer="Details" svg:x1="15.3cm" svg:y1="13.979cm" svg:x2="15.25cm" svg:y2="14.081cm">
              <text:p/>
            </draw:line>
          </draw:g>
          <draw:g>
            <draw:line draw:style-name="gr1" draw:text-style-name="P1" draw:layer="Details" svg:x1="16.05cm" svg:y1="13.107cm" svg:x2="16cm" svg:y2="13.005cm">
              <text:p/>
            </draw:line>
            <draw:line draw:style-name="gr1" draw:text-style-name="P1" draw:layer="Details" svg:x1="16cm" svg:y1="13.261cm" svg:x2="16cm" svg:y2="13.005cm">
              <text:p/>
            </draw:line>
            <draw:line draw:style-name="gr1" draw:text-style-name="P1" draw:layer="Details" svg:x1="15.95cm" svg:y1="13.107cm" svg:x2="16cm" svg:y2="13.005cm">
              <text:p/>
            </draw:line>
          </draw:g>
        </draw:g>
        <draw:g>
          <draw:line draw:style-name="gr1" draw:text-style-name="P1" draw:layer="Details" svg:x1="16.7cm" svg:y1="13.292cm" svg:x2="17.65cm" svg:y2="13.292cm">
            <text:p/>
          </draw:line>
          <draw:line draw:style-name="gr1" draw:text-style-name="P1" draw:layer="Details" svg:x1="16.7cm" svg:y1="12.242cm" svg:x2="17.65cm" svg:y2="13.292cm">
            <text:p/>
          </draw:line>
          <draw:line draw:style-name="gr1" draw:text-style-name="P1" draw:layer="Details" svg:x1="16.7cm" svg:y1="12.242cm" svg:x2="16.7cm" svg:y2="13.292cm">
            <text:p/>
          </draw:line>
          <draw:line draw:style-name="gr1" draw:text-style-name="P1" draw:layer="Details" svg:x1="17.65cm" svg:y1="12.242cm" svg:x2="16.7cm" svg:y2="13.292cm">
            <text:p/>
          </draw:line>
          <draw:line draw:style-name="gr1" draw:text-style-name="P1" draw:layer="Details" svg:x1="17.65cm" svg:y1="12.242cm" svg:x2="17.65cm" svg:y2="13.292cm">
            <text:p/>
          </draw:line>
          <draw:line draw:style-name="gr1" draw:text-style-name="P1" draw:layer="Details" svg:x1="16.7cm" svg:y1="12.242cm" svg:x2="17.65cm" svg:y2="12.242cm">
            <text:p/>
          </draw:line>
        </draw:g>
        <draw:g>
          <draw:line draw:style-name="gr1" draw:text-style-name="P1" draw:layer="Details" svg:x1="32.43cm" svg:y1="24.367cm" svg:x2="35.53cm" svg:y2="24.367cm">
            <text:p/>
          </draw:line>
          <draw:line draw:style-name="gr1" draw:text-style-name="P1" draw:layer="Details" svg:x1="32.83cm" svg:y1="24.367cm" svg:x2="32.83cm" svg:y2="25.062cm">
            <text:p/>
          </draw:line>
          <draw:line draw:style-name="gr1" draw:text-style-name="P1" draw:layer="Details" svg:x1="32.33cm" svg:y1="25.062cm" svg:x2="35.63cm" svg:y2="25.062cm">
            <text:p/>
          </draw:line>
          <draw:line draw:style-name="gr1" draw:text-style-name="P1" draw:layer="Details" svg:x1="32.994cm" svg:y1="24.367cm" svg:x2="32.994cm" svg:y2="25.062cm">
            <text:p/>
          </draw:line>
          <draw:line draw:style-name="gr1" draw:text-style-name="P1" draw:layer="Details" svg:x1="33.159cm" svg:y1="24.367cm" svg:x2="33.159cm" svg:y2="25.062cm">
            <text:p/>
          </draw:line>
          <draw:line draw:style-name="gr1" draw:text-style-name="P1" draw:layer="Details" svg:x1="33.323cm" svg:y1="24.367cm" svg:x2="33.323cm" svg:y2="25.062cm">
            <text:p/>
          </draw:line>
          <draw:line draw:style-name="gr1" draw:text-style-name="P1" draw:layer="Details" svg:x1="33.487cm" svg:y1="24.367cm" svg:x2="33.487cm" svg:y2="25.062cm">
            <text:p/>
          </draw:line>
          <draw:line draw:style-name="gr1" draw:text-style-name="P1" draw:layer="Details" svg:x1="33.651cm" svg:y1="24.367cm" svg:x2="33.651cm" svg:y2="25.062cm">
            <text:p/>
          </draw:line>
          <draw:line draw:style-name="gr1" draw:text-style-name="P1" draw:layer="Details" svg:x1="33.816cm" svg:y1="24.367cm" svg:x2="33.816cm" svg:y2="25.062cm">
            <text:p/>
          </draw:line>
          <draw:g>
            <draw:line draw:style-name="gr1" draw:text-style-name="P1" draw:layer="Details" svg:x1="32.53cm" svg:y1="24.741cm" svg:x2="32.43cm" svg:y2="24.688cm">
              <text:p/>
            </draw:line>
            <draw:line draw:style-name="gr1" draw:text-style-name="P1" draw:layer="Details" svg:x1="32.68cm" svg:y1="24.688cm" svg:x2="32.43cm" svg:y2="24.688cm">
              <text:p/>
            </draw:line>
            <draw:line draw:style-name="gr1" draw:text-style-name="P1" draw:layer="Details" svg:x1="32.53cm" svg:y1="24.634cm" svg:x2="32.43cm" svg:y2="24.687cm">
              <text:p/>
            </draw:line>
          </draw:g>
          <draw:g>
            <draw:line draw:style-name="gr1" draw:text-style-name="P1" draw:layer="Details" svg:x1="34.23cm" svg:y1="24.741cm" svg:x2="34.13cm" svg:y2="24.688cm">
              <text:p/>
            </draw:line>
            <draw:line draw:style-name="gr1" draw:text-style-name="P1" draw:layer="Details" svg:x1="34.38cm" svg:y1="24.688cm" svg:x2="34.13cm" svg:y2="24.688cm">
              <text:p/>
            </draw:line>
            <draw:line draw:style-name="gr1" draw:text-style-name="P1" draw:layer="Details" svg:x1="34.23cm" svg:y1="24.634cm" svg:x2="34.13cm" svg:y2="24.687cm">
              <text:p/>
            </draw:line>
          </draw:g>
          <draw:line draw:style-name="gr1" draw:text-style-name="P1" draw:layer="Details" svg:x1="32.502cm" svg:y1="24.367cm" svg:x2="32.502cm" svg:y2="25.062cm">
            <text:p/>
          </draw:line>
          <draw:line draw:style-name="gr1" draw:text-style-name="P1" draw:layer="Details" svg:x1="32.667cm" svg:y1="24.367cm" svg:x2="32.667cm" svg:y2="25.062cm">
            <text:p/>
          </draw:line>
          <draw:line draw:style-name="gr1" draw:text-style-name="P1" draw:layer="Details" svg:x1="34.308cm" svg:y1="24.367cm" svg:x2="34.308cm" svg:y2="25.062cm">
            <text:p/>
          </draw:line>
          <draw:line draw:style-name="gr1" draw:text-style-name="P1" draw:layer="Details" svg:x1="34.472cm" svg:y1="24.367cm" svg:x2="34.472cm" svg:y2="25.062cm">
            <text:p/>
          </draw:line>
          <draw:line draw:style-name="gr1" draw:text-style-name="P1" draw:layer="Details" svg:x1="34.637cm" svg:y1="24.367cm" svg:x2="34.637cm" svg:y2="25.062cm">
            <text:p/>
          </draw:line>
          <draw:line draw:style-name="gr1" draw:text-style-name="P1" draw:layer="Details" svg:x1="34.801cm" svg:y1="24.367cm" svg:x2="34.801cm" svg:y2="25.062cm">
            <text:p/>
          </draw:line>
          <draw:line draw:style-name="gr1" draw:text-style-name="P1" draw:layer="Details" svg:x1="34.965cm" svg:y1="24.367cm" svg:x2="34.965cm" svg:y2="25.062cm">
            <text:p/>
          </draw:line>
          <draw:line draw:style-name="gr1" draw:text-style-name="P1" draw:layer="Details" svg:x1="35.129cm" svg:y1="24.367cm" svg:x2="35.129cm" svg:y2="25.062cm">
            <text:p/>
          </draw:line>
          <draw:line draw:style-name="gr1" draw:text-style-name="P1" draw:layer="Details" svg:x1="35.294cm" svg:y1="24.367cm" svg:x2="35.294cm" svg:y2="25.062cm">
            <text:p/>
          </draw:line>
          <draw:line draw:style-name="gr1" draw:text-style-name="P1" draw:layer="Details" svg:x1="34.145cm" svg:y1="24.367cm" svg:x2="34.145cm" svg:y2="25.062cm">
            <text:p/>
          </draw:line>
          <draw:line draw:style-name="gr1" draw:text-style-name="P1" draw:layer="Details" svg:x1="35.53cm" svg:y1="24.207cm" svg:x2="32.43cm" svg:y2="24.207cm">
            <text:p/>
          </draw:line>
          <draw:line draw:style-name="gr1" draw:text-style-name="P1" draw:layer="Details" svg:x1="35.13cm" svg:y1="24.207cm" svg:x2="35.13cm" svg:y2="23.512cm">
            <text:p/>
          </draw:line>
          <draw:line draw:style-name="gr1" draw:text-style-name="P1" draw:layer="Details" svg:x1="35.63cm" svg:y1="23.512cm" svg:x2="32.33cm" svg:y2="23.512cm">
            <text:p/>
          </draw:line>
          <draw:line draw:style-name="gr1" draw:text-style-name="P1" draw:layer="Details" svg:x1="34.966cm" svg:y1="24.207cm" svg:x2="34.966cm" svg:y2="23.512cm">
            <text:p/>
          </draw:line>
          <draw:line draw:style-name="gr1" draw:text-style-name="P1" draw:layer="Details" svg:x1="34.801cm" svg:y1="24.207cm" svg:x2="34.801cm" svg:y2="23.512cm">
            <text:p/>
          </draw:line>
          <draw:line draw:style-name="gr1" draw:text-style-name="P1" draw:layer="Details" svg:x1="34.637cm" svg:y1="24.207cm" svg:x2="34.637cm" svg:y2="23.512cm">
            <text:p/>
          </draw:line>
          <draw:line draw:style-name="gr1" draw:text-style-name="P1" draw:layer="Details" svg:x1="34.473cm" svg:y1="24.207cm" svg:x2="34.473cm" svg:y2="23.512cm">
            <text:p/>
          </draw:line>
          <draw:line draw:style-name="gr1" draw:text-style-name="P1" draw:layer="Details" svg:x1="34.309cm" svg:y1="24.207cm" svg:x2="34.309cm" svg:y2="23.512cm">
            <text:p/>
          </draw:line>
          <draw:line draw:style-name="gr1" draw:text-style-name="P1" draw:layer="Details" svg:x1="34.144cm" svg:y1="24.207cm" svg:x2="34.144cm" svg:y2="23.512cm">
            <text:p/>
          </draw:line>
          <draw:g>
            <draw:line draw:style-name="gr1" draw:text-style-name="P1" draw:layer="Details" svg:x1="35.43cm" svg:y1="23.833cm" svg:x2="35.53cm" svg:y2="23.886cm">
              <text:p/>
            </draw:line>
            <draw:line draw:style-name="gr1" draw:text-style-name="P1" draw:layer="Details" svg:x1="35.28cm" svg:y1="23.886cm" svg:x2="35.53cm" svg:y2="23.886cm">
              <text:p/>
            </draw:line>
            <draw:line draw:style-name="gr1" draw:text-style-name="P1" draw:layer="Details" svg:x1="35.43cm" svg:y1="23.939cm" svg:x2="35.53cm" svg:y2="23.886cm">
              <text:p/>
            </draw:line>
          </draw:g>
          <draw:g>
            <draw:line draw:style-name="gr1" draw:text-style-name="P1" draw:layer="Details" svg:x1="33.73cm" svg:y1="23.833cm" svg:x2="33.83cm" svg:y2="23.886cm">
              <text:p/>
            </draw:line>
            <draw:line draw:style-name="gr1" draw:text-style-name="P1" draw:layer="Details" svg:x1="33.58cm" svg:y1="23.886cm" svg:x2="33.83cm" svg:y2="23.886cm">
              <text:p/>
            </draw:line>
            <draw:line draw:style-name="gr1" draw:text-style-name="P1" draw:layer="Details" svg:x1="33.73cm" svg:y1="23.939cm" svg:x2="33.83cm" svg:y2="23.886cm">
              <text:p/>
            </draw:line>
          </draw:g>
          <draw:line draw:style-name="gr1" draw:text-style-name="P1" draw:layer="Details" svg:x1="35.458cm" svg:y1="24.207cm" svg:x2="35.458cm" svg:y2="23.512cm">
            <text:p/>
          </draw:line>
          <draw:line draw:style-name="gr1" draw:text-style-name="P1" draw:layer="Details" svg:x1="35.293cm" svg:y1="24.207cm" svg:x2="35.293cm" svg:y2="23.512cm">
            <text:p/>
          </draw:line>
          <draw:line draw:style-name="gr1" draw:text-style-name="P1" draw:layer="Details" svg:x1="33.652cm" svg:y1="24.207cm" svg:x2="33.652cm" svg:y2="23.512cm">
            <text:p/>
          </draw:line>
          <draw:line draw:style-name="gr1" draw:text-style-name="P1" draw:layer="Details" svg:x1="33.488cm" svg:y1="24.207cm" svg:x2="33.488cm" svg:y2="23.512cm">
            <text:p/>
          </draw:line>
          <draw:line draw:style-name="gr1" draw:text-style-name="P1" draw:layer="Details" svg:x1="33.323cm" svg:y1="24.207cm" svg:x2="33.323cm" svg:y2="23.512cm">
            <text:p/>
          </draw:line>
          <draw:line draw:style-name="gr1" draw:text-style-name="P1" draw:layer="Details" svg:x1="33.159cm" svg:y1="24.207cm" svg:x2="33.159cm" svg:y2="23.512cm">
            <text:p/>
          </draw:line>
          <draw:line draw:style-name="gr1" draw:text-style-name="P1" draw:layer="Details" svg:x1="32.995cm" svg:y1="24.207cm" svg:x2="32.995cm" svg:y2="23.512cm">
            <text:p/>
          </draw:line>
          <draw:line draw:style-name="gr1" draw:text-style-name="P1" draw:layer="Details" svg:x1="32.831cm" svg:y1="24.207cm" svg:x2="32.831cm" svg:y2="23.512cm">
            <text:p/>
          </draw:line>
          <draw:line draw:style-name="gr1" draw:text-style-name="P1" draw:layer="Details" svg:x1="32.666cm" svg:y1="24.207cm" svg:x2="32.666cm" svg:y2="23.512cm">
            <text:p/>
          </draw:line>
          <draw:line draw:style-name="gr1" draw:text-style-name="P1" draw:layer="Details" svg:x1="33.815cm" svg:y1="24.207cm" svg:x2="33.815cm" svg:y2="23.512cm">
            <text:p/>
          </draw:line>
          <draw:line draw:style-name="gr1" draw:text-style-name="P1" draw:layer="Details" svg:x1="32.43cm" svg:y1="24.207cm" svg:x2="32.43cm" svg:y2="24.367cm">
            <text:p/>
          </draw:line>
          <draw:line draw:style-name="gr1" draw:text-style-name="P1" draw:layer="Details" svg:x1="35.53cm" svg:y1="24.207cm" svg:x2="35.53cm" svg:y2="24.367cm">
            <text:p/>
          </draw:line>
        </draw:g>
        <draw:g>
          <draw:line draw:style-name="gr1" draw:text-style-name="P1" draw:layer="Details" svg:x1="18.164cm" svg:y1="12.842cm" svg:x2="18.864cm" svg:y2="12.842cm">
            <text:p/>
          </draw:line>
          <draw:line draw:style-name="gr1" draw:text-style-name="P1" draw:layer="Details" svg:x1="18.164cm" svg:y1="12.392cm" svg:x2="18.864cm" svg:y2="12.392cm">
            <text:p/>
          </draw:line>
          <draw:line draw:style-name="gr1" draw:text-style-name="P1" draw:layer="Details" svg:x1="18.864cm" svg:y1="13.292cm" svg:x2="18.864cm" svg:y2="11.992cm">
            <text:p/>
          </draw:line>
          <draw:line draw:style-name="gr1" draw:text-style-name="P1" draw:layer="Details" svg:x1="19.414cm" svg:y1="12.842cm" svg:x2="20.164cm" svg:y2="12.842cm">
            <text:p/>
          </draw:line>
          <draw:line draw:style-name="gr1" draw:text-style-name="P1" draw:layer="Details" svg:x1="19.414cm" svg:y1="12.392cm" svg:x2="20.164cm" svg:y2="12.392cm">
            <text:p/>
          </draw:line>
          <draw:line draw:style-name="gr1" draw:text-style-name="P1" draw:layer="Details" svg:x1="19.414cm" svg:y1="13.292cm" svg:x2="19.414cm" svg:y2="11.992cm">
            <text:p/>
          </draw:line>
          <draw:line draw:style-name="gr1" draw:text-style-name="P1" draw:layer="Details" svg:x1="19.414cm" svg:y1="11.992cm" svg:x2="18.864cm" svg:y2="11.992cm">
            <text:p/>
          </draw:line>
          <draw:line draw:style-name="gr1" draw:text-style-name="P1" draw:layer="Details" svg:x1="18.164cm" svg:y1="11.992cm" svg:x2="18.864cm" svg:y2="11.992cm">
            <text:p/>
          </draw:line>
        </draw:g>
        <draw:line draw:style-name="gr1" draw:text-style-name="P1" draw:layer="Details" svg:x1="20.312cm" svg:y1="12.842cm" svg:x2="21.062cm" svg:y2="12.842cm">
          <text:p/>
        </draw:line>
        <draw:line draw:style-name="gr1" draw:text-style-name="P1" draw:layer="Details" svg:x1="20.312cm" svg:y1="12.392cm" svg:x2="21.062cm" svg:y2="12.392cm">
          <text:p/>
        </draw:line>
        <draw:line draw:style-name="gr1" draw:text-style-name="P1" draw:layer="Details" svg:x1="21.062cm" svg:y1="13.292cm" svg:x2="21.062cm" svg:y2="11.992cm">
          <text:p/>
        </draw:line>
        <draw:line draw:style-name="gr1" draw:text-style-name="P1" draw:layer="Details" svg:x1="21.612cm" svg:y1="12.842cm" svg:x2="22.362cm" svg:y2="12.842cm">
          <text:p/>
        </draw:line>
        <draw:line draw:style-name="gr1" draw:text-style-name="P1" draw:layer="Details" svg:x1="21.612cm" svg:y1="12.392cm" svg:x2="22.362cm" svg:y2="12.392cm">
          <text:p/>
        </draw:line>
        <draw:line draw:style-name="gr1" draw:text-style-name="P1" draw:layer="Details" svg:x1="21.612cm" svg:y1="13.292cm" svg:x2="21.612cm" svg:y2="11.992cm">
          <text:p/>
        </draw:line>
        <draw:line draw:style-name="gr1" draw:text-style-name="P1" draw:layer="Details" svg:x1="21.612cm" svg:y1="11.992cm" svg:x2="21.062cm" svg:y2="11.992cm">
          <text:p/>
        </draw:line>
        <draw:line draw:style-name="gr1" draw:text-style-name="P1" draw:layer="Details" svg:x1="21.612cm" svg:y1="11.992cm" svg:x2="22.362cm" svg:y2="11.992cm">
          <text:p/>
        </draw:line>
        <draw:g>
          <draw:line draw:style-name="gr1" draw:text-style-name="P1" draw:layer="Details" svg:x1="22.062cm" svg:y1="14.092cm" svg:x2="22.362cm" svg:y2="14.092cm">
            <text:p/>
          </draw:line>
          <draw:line draw:style-name="gr1" draw:text-style-name="P1" draw:layer="Details" svg:x1="22.062cm" svg:y1="13.692cm" svg:x2="22.362cm" svg:y2="13.692cm">
            <text:p/>
          </draw:line>
        </draw:g>
        <draw:g>
          <draw:line draw:style-name="gr1" draw:text-style-name="P1" draw:layer="Details" svg:x1="25.834cm" svg:y1="19.792cm" svg:x2="28.666cm" svg:y2="19.792cm">
            <text:p/>
          </draw:line>
          <draw:line draw:style-name="gr1" draw:text-style-name="P1" draw:layer="Details" svg:x1="25.834cm" svg:y1="21.442cm" svg:x2="27.904cm" svg:y2="21.442cm">
            <text:p/>
          </draw:line>
          <draw:line draw:style-name="gr1" draw:text-style-name="P1" draw:layer="Details" svg:x1="25.834cm" svg:y1="20.792cm" svg:x2="27.904cm" svg:y2="20.792cm">
            <text:p/>
          </draw:line>
          <draw:line draw:style-name="gr1" draw:text-style-name="P1" draw:layer="Details" svg:x1="25.834cm" svg:y1="20.442cm" svg:x2="25.834cm" svg:y2="20.792cm">
            <text:p/>
          </draw:line>
          <draw:line draw:style-name="gr1" draw:text-style-name="P1" draw:layer="Details" svg:x1="27.903cm" svg:y1="20.442cm" svg:x2="27.903cm" svg:y2="20.792cm">
            <text:p/>
          </draw:line>
          <draw:line draw:style-name="gr1" draw:text-style-name="P1" draw:layer="Details" svg:x1="25.18cm" svg:y1="20.392cm" svg:x2="25.18cm" svg:y2="20.842cm">
            <text:p/>
          </draw:line>
          <draw:line draw:style-name="gr1" draw:text-style-name="P1" draw:layer="Details" svg:x1="29.047cm" svg:y1="20.942cm" svg:x2="29.047cm" svg:y2="20.892cm">
            <text:p/>
          </draw:line>
          <draw:line draw:style-name="gr1" draw:text-style-name="P1" draw:layer="Details" svg:x1="26.051cm" svg:y1="21.442cm" svg:x2="26.051cm" svg:y2="20.792cm">
            <text:p/>
          </draw:line>
          <draw:line draw:style-name="gr1" draw:text-style-name="P1" draw:layer="Details" svg:x1="26.209cm" svg:y1="21.442cm" svg:x2="26.209cm" svg:y2="20.792cm">
            <text:p/>
          </draw:line>
          <draw:line draw:style-name="gr1" draw:text-style-name="P1" draw:layer="Details" svg:x1="26.368cm" svg:y1="21.442cm" svg:x2="26.368cm" svg:y2="20.792cm">
            <text:p/>
          </draw:line>
          <draw:line draw:style-name="gr1" draw:text-style-name="P1" draw:layer="Details" svg:x1="26.526cm" svg:y1="21.442cm" svg:x2="26.526cm" svg:y2="20.792cm">
            <text:p/>
          </draw:line>
          <draw:line draw:style-name="gr1" draw:text-style-name="P1" draw:layer="Details" svg:x1="26.685cm" svg:y1="21.442cm" svg:x2="26.685cm" svg:y2="20.792cm">
            <text:p/>
          </draw:line>
          <draw:line draw:style-name="gr1" draw:text-style-name="P1" draw:layer="Details" svg:x1="26.843cm" svg:y1="21.442cm" svg:x2="26.843cm" svg:y2="20.792cm">
            <text:p/>
          </draw:line>
          <draw:line draw:style-name="gr1" draw:text-style-name="P1" draw:layer="Details" svg:x1="27.002cm" svg:y1="21.442cm" svg:x2="27.002cm" svg:y2="20.792cm">
            <text:p/>
          </draw:line>
          <draw:line draw:style-name="gr1" draw:text-style-name="P1" draw:layer="Details" svg:x1="27.16cm" svg:y1="21.442cm" svg:x2="27.16cm" svg:y2="20.792cm">
            <text:p/>
          </draw:line>
          <draw:line draw:style-name="gr1" draw:text-style-name="P1" draw:layer="Details" svg:x1="27.319cm" svg:y1="21.442cm" svg:x2="27.319cm" svg:y2="20.792cm">
            <text:p/>
          </draw:line>
          <draw:line draw:style-name="gr1" draw:text-style-name="P1" draw:layer="Details" svg:x1="27.477cm" svg:y1="21.442cm" svg:x2="27.477cm" svg:y2="20.792cm">
            <text:p/>
          </draw:line>
          <draw:line draw:style-name="gr1" draw:text-style-name="P1" draw:layer="Details" svg:x1="27.636cm" svg:y1="21.442cm" svg:x2="27.636cm" svg:y2="20.792cm">
            <text:p/>
          </draw:line>
          <draw:line draw:style-name="gr1" draw:text-style-name="P1" draw:layer="Details" svg:x1="27.794cm" svg:y1="21.442cm" svg:x2="27.794cm" svg:y2="20.792cm">
            <text:p/>
          </draw:line>
          <draw:line draw:style-name="gr1" draw:text-style-name="P1" draw:layer="Details" svg:x1="26.051cm" svg:y1="20.442cm" svg:x2="26.051cm" svg:y2="19.792cm">
            <text:p/>
          </draw:line>
          <draw:line draw:style-name="gr1" draw:text-style-name="P1" draw:layer="Details" svg:x1="26.209cm" svg:y1="20.442cm" svg:x2="26.209cm" svg:y2="19.792cm">
            <text:p/>
          </draw:line>
          <draw:line draw:style-name="gr1" draw:text-style-name="P1" draw:layer="Details" svg:x1="26.368cm" svg:y1="20.442cm" svg:x2="26.368cm" svg:y2="19.792cm">
            <text:p/>
          </draw:line>
          <draw:line draw:style-name="gr1" draw:text-style-name="P1" draw:layer="Details" svg:x1="26.526cm" svg:y1="20.442cm" svg:x2="26.526cm" svg:y2="19.792cm">
            <text:p/>
          </draw:line>
          <draw:line draw:style-name="gr1" draw:text-style-name="P1" draw:layer="Details" svg:x1="26.685cm" svg:y1="20.442cm" svg:x2="26.685cm" svg:y2="19.792cm">
            <text:p/>
          </draw:line>
          <draw:line draw:style-name="gr1" draw:text-style-name="P1" draw:layer="Details" svg:x1="26.843cm" svg:y1="20.442cm" svg:x2="26.843cm" svg:y2="19.792cm">
            <text:p/>
          </draw:line>
          <draw:line draw:style-name="gr1" draw:text-style-name="P1" draw:layer="Details" svg:x1="27.002cm" svg:y1="20.442cm" svg:x2="27.002cm" svg:y2="19.792cm">
            <text:p/>
          </draw:line>
          <draw:line draw:style-name="gr1" draw:text-style-name="P1" draw:layer="Details" svg:x1="27.16cm" svg:y1="20.442cm" svg:x2="27.16cm" svg:y2="19.792cm">
            <text:p/>
          </draw:line>
          <draw:line draw:style-name="gr1" draw:text-style-name="P1" draw:layer="Details" svg:x1="27.319cm" svg:y1="20.442cm" svg:x2="27.319cm" svg:y2="19.792cm">
            <text:p/>
          </draw:line>
          <draw:line draw:style-name="gr1" draw:text-style-name="P1" draw:layer="Details" svg:x1="27.477cm" svg:y1="20.442cm" svg:x2="27.477cm" svg:y2="19.792cm">
            <text:p/>
          </draw:line>
          <draw:line draw:style-name="gr1" draw:text-style-name="P1" draw:layer="Details" svg:x1="27.636cm" svg:y1="20.442cm" svg:x2="27.636cm" svg:y2="19.792cm">
            <text:p/>
          </draw:line>
          <draw:line draw:style-name="gr1" draw:text-style-name="P1" draw:layer="Details" svg:x1="27.794cm" svg:y1="20.442cm" svg:x2="27.794cm" svg:y2="19.792cm">
            <text:p/>
          </draw:line>
          <draw:line draw:style-name="gr1" draw:text-style-name="P1" draw:layer="Details" svg:x1="25.834cm" svg:y1="20.442cm" svg:x2="27.904cm" svg:y2="20.442cm">
            <text:p/>
          </draw:line>
          <draw:path draw:style-name="gr1" draw:text-style-name="P1" draw:layer="Details" svg:width="0.883cm" svg:height="0.223cm" draw:transform="skewX (-0.0795870138909414) rotate (-2.59233753798718) translate (25.9342248009557cm 19.930353487217cm)" svg:viewBox="0 0 884 224" svg:d="M0 170c575 186 884-170 884-170">
            <text:p/>
          </draw:path>
          <draw:path draw:style-name="gr1" draw:text-style-name="P1" draw:layer="Details" svg:width="0.883cm" svg:height="0.223cm" draw:transform="skewX (0.0795870138909413) rotate (-0.549255115602616) translate (25.18cm 20.842cm)" svg:viewBox="0 0 884 224" svg:d="M884 171c-575 185-884-171-884-171">
            <text:p/>
          </draw:path>
          <draw:path draw:style-name="gr1" draw:text-style-name="P1" draw:layer="Details" svg:width="0.767cm" svg:height="0.292cm" draw:transform="skewX (0.0811578102177364) rotate (2.59303566968798) translate (29.1745533769063cm 20.392cm)" svg:viewBox="0 0 768 293" svg:d="M768 247c-575 184-768-247-768-247">
            <text:p/>
          </draw:path>
          <draw:line draw:style-name="gr1" draw:text-style-name="P1" draw:layer="Details" svg:x1="29.18cm" svg:y1="20.392cm" svg:x2="29.048cm" svg:y2="20.892cm">
            <text:p/>
          </draw:line>
        </draw:g>
        <draw:g>
          <draw:line draw:style-name="gr1" draw:text-style-name="P1" draw:layer="Details" svg:x1="37.13cm" svg:y1="21.542cm" svg:x2="38.08cm" svg:y2="21.542cm">
            <text:p/>
          </draw:line>
          <draw:line draw:style-name="gr1" draw:text-style-name="P1" draw:layer="Details" svg:x1="37.13cm" svg:y1="20.542cm" svg:x2="38.08cm" svg:y2="21.542cm">
            <text:p/>
          </draw:line>
          <draw:line draw:style-name="gr1" draw:text-style-name="P1" draw:layer="Details" svg:x1="37.13cm" svg:y1="20.542cm" svg:x2="37.13cm" svg:y2="21.542cm">
            <text:p/>
          </draw:line>
          <draw:line draw:style-name="gr1" draw:text-style-name="P1" draw:layer="Details" svg:x1="38.08cm" svg:y1="20.542cm" svg:x2="37.13cm" svg:y2="21.542cm">
            <text:p/>
          </draw:line>
          <draw:line draw:style-name="gr1" draw:text-style-name="P1" draw:layer="Details" svg:x1="38.08cm" svg:y1="20.542cm" svg:x2="38.08cm" svg:y2="21.542cm">
            <text:p/>
          </draw:line>
          <draw:line draw:style-name="gr1" draw:text-style-name="P1" draw:layer="Details" svg:x1="37.13cm" svg:y1="20.542cm" svg:x2="38.08cm" svg:y2="20.542cm">
            <text:p/>
          </draw:line>
          <draw:line draw:style-name="gr1" draw:text-style-name="P1" draw:layer="Details" svg:x1="35.68cm" svg:y1="21.542cm" svg:x2="36.63cm" svg:y2="21.542cm">
            <text:p/>
          </draw:line>
          <draw:line draw:style-name="gr1" draw:text-style-name="P1" draw:layer="Details" svg:x1="35.68cm" svg:y1="20.542cm" svg:x2="36.63cm" svg:y2="21.542cm">
            <text:p/>
          </draw:line>
          <draw:line draw:style-name="gr1" draw:text-style-name="P1" draw:layer="Details" svg:x1="35.68cm" svg:y1="20.542cm" svg:x2="35.68cm" svg:y2="21.542cm">
            <text:p/>
          </draw:line>
          <draw:line draw:style-name="gr1" draw:text-style-name="P1" draw:layer="Details" svg:x1="36.63cm" svg:y1="20.542cm" svg:x2="35.68cm" svg:y2="21.542cm">
            <text:p/>
          </draw:line>
          <draw:line draw:style-name="gr1" draw:text-style-name="P1" draw:layer="Details" svg:x1="36.63cm" svg:y1="20.542cm" svg:x2="36.63cm" svg:y2="21.542cm">
            <text:p/>
          </draw:line>
          <draw:line draw:style-name="gr1" draw:text-style-name="P1" draw:layer="Details" svg:x1="35.68cm" svg:y1="20.542cm" svg:x2="36.63cm" svg:y2="20.542cm">
            <text:p/>
          </draw:line>
          <draw:line draw:style-name="gr1" draw:text-style-name="P1" draw:layer="Details" svg:x1="34.28cm" svg:y1="21.542cm" svg:x2="35.23cm" svg:y2="21.542cm">
            <text:p/>
          </draw:line>
          <draw:line draw:style-name="gr1" draw:text-style-name="P1" draw:layer="Details" svg:x1="34.28cm" svg:y1="20.542cm" svg:x2="35.23cm" svg:y2="21.542cm">
            <text:p/>
          </draw:line>
          <draw:line draw:style-name="gr1" draw:text-style-name="P1" draw:layer="Details" svg:x1="34.28cm" svg:y1="20.542cm" svg:x2="34.28cm" svg:y2="21.542cm">
            <text:p/>
          </draw:line>
          <draw:line draw:style-name="gr1" draw:text-style-name="P1" draw:layer="Details" svg:x1="35.23cm" svg:y1="20.542cm" svg:x2="34.28cm" svg:y2="21.542cm">
            <text:p/>
          </draw:line>
          <draw:line draw:style-name="gr1" draw:text-style-name="P1" draw:layer="Details" svg:x1="35.23cm" svg:y1="20.542cm" svg:x2="35.23cm" svg:y2="21.542cm">
            <text:p/>
          </draw:line>
          <draw:line draw:style-name="gr1" draw:text-style-name="P1" draw:layer="Details" svg:x1="34.28cm" svg:y1="20.542cm" svg:x2="35.23cm" svg:y2="20.542cm">
            <text:p/>
          </draw:line>
          <draw:line draw:style-name="gr1" draw:text-style-name="P1" draw:layer="Details" svg:x1="32.83cm" svg:y1="21.542cm" svg:x2="33.78cm" svg:y2="21.542cm">
            <text:p/>
          </draw:line>
          <draw:line draw:style-name="gr1" draw:text-style-name="P1" draw:layer="Details" svg:x1="32.83cm" svg:y1="20.542cm" svg:x2="33.78cm" svg:y2="21.542cm">
            <text:p/>
          </draw:line>
          <draw:line draw:style-name="gr1" draw:text-style-name="P1" draw:layer="Details" svg:x1="32.83cm" svg:y1="20.542cm" svg:x2="32.83cm" svg:y2="21.542cm">
            <text:p/>
          </draw:line>
          <draw:line draw:style-name="gr1" draw:text-style-name="P1" draw:layer="Details" svg:x1="33.78cm" svg:y1="20.542cm" svg:x2="32.83cm" svg:y2="21.542cm">
            <text:p/>
          </draw:line>
          <draw:line draw:style-name="gr1" draw:text-style-name="P1" draw:layer="Details" svg:x1="33.78cm" svg:y1="20.542cm" svg:x2="33.78cm" svg:y2="21.542cm">
            <text:p/>
          </draw:line>
          <draw:line draw:style-name="gr1" draw:text-style-name="P1" draw:layer="Details" svg:x1="32.83cm" svg:y1="20.542cm" svg:x2="33.78cm" svg:y2="20.542cm">
            <text:p/>
          </draw:line>
          <draw:line draw:style-name="gr1" draw:text-style-name="P1" draw:layer="Details" svg:x1="31.43cm" svg:y1="21.542cm" svg:x2="32.38cm" svg:y2="21.542cm">
            <text:p/>
          </draw:line>
          <draw:line draw:style-name="gr1" draw:text-style-name="P1" draw:layer="Details" svg:x1="31.43cm" svg:y1="20.542cm" svg:x2="32.38cm" svg:y2="21.542cm">
            <text:p/>
          </draw:line>
          <draw:line draw:style-name="gr1" draw:text-style-name="P1" draw:layer="Details" svg:x1="31.43cm" svg:y1="20.542cm" svg:x2="31.43cm" svg:y2="21.542cm">
            <text:p/>
          </draw:line>
          <draw:line draw:style-name="gr1" draw:text-style-name="P1" draw:layer="Details" svg:x1="32.38cm" svg:y1="20.542cm" svg:x2="31.43cm" svg:y2="21.542cm">
            <text:p/>
          </draw:line>
          <draw:line draw:style-name="gr1" draw:text-style-name="P1" draw:layer="Details" svg:x1="32.38cm" svg:y1="20.542cm" svg:x2="32.38cm" svg:y2="21.542cm">
            <text:p/>
          </draw:line>
          <draw:line draw:style-name="gr1" draw:text-style-name="P1" draw:layer="Details" svg:x1="31.43cm" svg:y1="20.542cm" svg:x2="32.38cm" svg:y2="20.542cm">
            <text:p/>
          </draw:line>
          <draw:line draw:style-name="gr1" draw:text-style-name="P1" draw:layer="Details" svg:x1="29.98cm" svg:y1="21.542cm" svg:x2="30.93cm" svg:y2="21.542cm">
            <text:p/>
          </draw:line>
          <draw:line draw:style-name="gr1" draw:text-style-name="P1" draw:layer="Details" svg:x1="29.98cm" svg:y1="20.542cm" svg:x2="30.93cm" svg:y2="21.542cm">
            <text:p/>
          </draw:line>
          <draw:line draw:style-name="gr1" draw:text-style-name="P1" draw:layer="Details" svg:x1="29.98cm" svg:y1="20.542cm" svg:x2="29.98cm" svg:y2="21.542cm">
            <text:p/>
          </draw:line>
          <draw:line draw:style-name="gr1" draw:text-style-name="P1" draw:layer="Details" svg:x1="30.93cm" svg:y1="20.542cm" svg:x2="29.98cm" svg:y2="21.542cm">
            <text:p/>
          </draw:line>
          <draw:line draw:style-name="gr1" draw:text-style-name="P1" draw:layer="Details" svg:x1="30.93cm" svg:y1="20.542cm" svg:x2="30.93cm" svg:y2="21.542cm">
            <text:p/>
          </draw:line>
          <draw:line draw:style-name="gr1" draw:text-style-name="P1" draw:layer="Details" svg:x1="29.98cm" svg:y1="20.542cm" svg:x2="30.93cm" svg:y2="20.542cm">
            <text:p/>
          </draw:line>
        </draw:g>
        <draw:g>
          <draw:line draw:style-name="gr1" draw:text-style-name="P1" draw:layer="Details" svg:x1="24.6cm" svg:y1="12.442cm" svg:x2="24.6cm" svg:y2="14.286cm">
            <text:p/>
          </draw:line>
          <draw:g>
            <draw:line draw:style-name="gr1" draw:text-style-name="P1" draw:layer="Details" svg:x1="23.8cm" svg:y1="12.954cm" svg:x2="23.8cm" svg:y2="14.132cm">
              <text:p/>
            </draw:line>
            <draw:line draw:style-name="gr1" draw:text-style-name="P1" draw:layer="Details" svg:x1="23.95cm" svg:y1="12.954cm" svg:x2="23.8cm" svg:y2="12.954cm">
              <text:p/>
            </draw:line>
            <draw:line draw:style-name="gr1" draw:text-style-name="P1" draw:layer="Details" svg:x1="23.95cm" svg:y1="12.954cm" svg:x2="23.95cm" svg:y2="14.132cm">
              <text:p/>
            </draw:line>
            <draw:line draw:style-name="gr1" draw:text-style-name="P1" draw:layer="Details" svg:x1="23.95cm" svg:y1="14.132cm" svg:x2="23.8cm" svg:y2="14.132cm">
              <text:p/>
            </draw:line>
            <draw:line draw:style-name="gr1" draw:text-style-name="P1" draw:layer="Details" svg:x1="23.15cm" svg:y1="12.596cm" svg:x2="23.15cm" svg:y2="14.542cm">
              <text:p/>
            </draw:line>
            <draw:line draw:style-name="gr1" draw:text-style-name="P1" draw:layer="Details" svg:x1="23.95cm" svg:y1="12.954cm" svg:x2="24.6cm" svg:y2="12.954cm">
              <text:p/>
            </draw:line>
            <draw:line draw:style-name="gr1" draw:text-style-name="P1" draw:layer="Details" svg:x1="23.95cm" svg:y1="13.122cm" svg:x2="24.6cm" svg:y2="13.122cm">
              <text:p/>
            </draw:line>
            <draw:line draw:style-name="gr1" draw:text-style-name="P1" draw:layer="Details" svg:x1="23.95cm" svg:y1="13.291cm" svg:x2="24.6cm" svg:y2="13.291cm">
              <text:p/>
            </draw:line>
            <draw:line draw:style-name="gr1" draw:text-style-name="P1" draw:layer="Details" svg:x1="23.95cm" svg:y1="13.459cm" svg:x2="24.6cm" svg:y2="13.459cm">
              <text:p/>
            </draw:line>
            <draw:line draw:style-name="gr1" draw:text-style-name="P1" draw:layer="Details" svg:x1="23.95cm" svg:y1="13.627cm" svg:x2="24.6cm" svg:y2="13.627cm">
              <text:p/>
            </draw:line>
            <draw:line draw:style-name="gr1" draw:text-style-name="P1" draw:layer="Details" svg:x1="23.95cm" svg:y1="13.795cm" svg:x2="24.6cm" svg:y2="13.795cm">
              <text:p/>
            </draw:line>
            <draw:line draw:style-name="gr1" draw:text-style-name="P1" draw:layer="Details" svg:x1="23.95cm" svg:y1="13.964cm" svg:x2="24.6cm" svg:y2="13.964cm">
              <text:p/>
            </draw:line>
            <draw:line draw:style-name="gr1" draw:text-style-name="P1" draw:layer="Details" svg:x1="23.95cm" svg:y1="14.132cm" svg:x2="24.6cm" svg:y2="14.132cm">
              <text:p/>
            </draw:line>
            <draw:line draw:style-name="gr1" draw:text-style-name="P1" draw:layer="Details" svg:x1="23.15cm" svg:y1="12.954cm" svg:x2="23.8cm" svg:y2="12.954cm">
              <text:p/>
            </draw:line>
            <draw:line draw:style-name="gr1" draw:text-style-name="P1" draw:layer="Details" svg:x1="23.15cm" svg:y1="13.122cm" svg:x2="23.8cm" svg:y2="13.122cm">
              <text:p/>
            </draw:line>
            <draw:line draw:style-name="gr1" draw:text-style-name="P1" draw:layer="Details" svg:x1="23.15cm" svg:y1="13.291cm" svg:x2="23.8cm" svg:y2="13.291cm">
              <text:p/>
            </draw:line>
            <draw:line draw:style-name="gr1" draw:text-style-name="P1" draw:layer="Details" svg:x1="23.15cm" svg:y1="13.459cm" svg:x2="23.8cm" svg:y2="13.459cm">
              <text:p/>
            </draw:line>
            <draw:line draw:style-name="gr1" draw:text-style-name="P1" draw:layer="Details" svg:x1="23.15cm" svg:y1="13.627cm" svg:x2="23.8cm" svg:y2="13.627cm">
              <text:p/>
            </draw:line>
            <draw:line draw:style-name="gr1" draw:text-style-name="P1" draw:layer="Details" svg:x1="23.15cm" svg:y1="13.795cm" svg:x2="23.8cm" svg:y2="13.795cm">
              <text:p/>
            </draw:line>
            <draw:line draw:style-name="gr1" draw:text-style-name="P1" draw:layer="Details" svg:x1="23.15cm" svg:y1="13.964cm" svg:x2="23.8cm" svg:y2="13.964cm">
              <text:p/>
            </draw:line>
            <draw:line draw:style-name="gr1" draw:text-style-name="P1" draw:layer="Details" svg:x1="23.15cm" svg:y1="14.132cm" svg:x2="23.8cm" svg:y2="14.132cm">
              <text:p/>
            </draw:line>
            <draw:g>
              <draw:line draw:style-name="gr1" draw:text-style-name="P1" draw:layer="Details" svg:x1="23.45cm" svg:y1="13.979cm" svg:x2="23.5cm" svg:y2="14.081cm">
                <text:p/>
              </draw:line>
              <draw:line draw:style-name="gr1" draw:text-style-name="P1" draw:layer="Details" svg:x1="23.5cm" svg:y1="13.825cm" svg:x2="23.5cm" svg:y2="14.081cm">
                <text:p/>
              </draw:line>
              <draw:line draw:style-name="gr1" draw:text-style-name="P1" draw:layer="Details" svg:x1="23.55cm" svg:y1="13.979cm" svg:x2="23.5cm" svg:y2="14.081cm">
                <text:p/>
              </draw:line>
            </draw:g>
            <draw:g>
              <draw:line draw:style-name="gr1" draw:text-style-name="P1" draw:layer="Details" svg:x1="24.3cm" svg:y1="13.107cm" svg:x2="24.25cm" svg:y2="13.005cm">
                <text:p/>
              </draw:line>
              <draw:line draw:style-name="gr1" draw:text-style-name="P1" draw:layer="Details" svg:x1="24.25cm" svg:y1="13.261cm" svg:x2="24.25cm" svg:y2="13.005cm">
                <text:p/>
              </draw:line>
              <draw:line draw:style-name="gr1" draw:text-style-name="P1" draw:layer="Details" svg:x1="24.2cm" svg:y1="13.107cm" svg:x2="24.25cm" svg:y2="13.005cm">
                <text:p/>
              </draw:line>
            </draw:g>
          </draw:g>
        </draw:g>
        <draw:line draw:style-name="gr1" draw:text-style-name="P1" draw:layer="Details" svg:x1="21.612cm" svg:y1="13.292cm" svg:x2="22.362cm" svg:y2="13.292cm">
          <text:p/>
        </draw:line>
        <draw:g>
          <draw:line draw:style-name="gr2" draw:text-style-name="P1" draw:layer="Walls" svg:x1="18.741cm" svg:y1="15.653cm" svg:x2="28.307cm" svg:y2="15.653cm">
            <text:p/>
          </draw:line>
          <draw:line draw:style-name="gr2" draw:text-style-name="P1" draw:layer="Walls" svg:x1="28.665cm" svg:y1="14.957cm" svg:x2="28.158cm" svg:y2="13.64cm">
            <text:p/>
          </draw:line>
          <draw:line draw:style-name="gr2" draw:text-style-name="P1" draw:layer="Walls" svg:x1="28.268cm" svg:y1="15.649cm" svg:x2="28.665cm" svg:y2="14.957cm">
            <text:p/>
          </draw:line>
          <draw:line draw:style-name="gr2" draw:text-style-name="P1" draw:layer="Walls" svg:x1="24.761cm" svg:y1="13.306cm" svg:x2="26.057cm" svg:y2="13.306cm">
            <text:p/>
          </draw:line>
          <draw:rect draw:style-name="gr3" draw:text-style-name="P1" draw:layer="Walls" svg:width="1.614cm" svg:height="2.349cm" svg:x="24.761cm" svg:y="13.303cm">
            <text:p/>
          </draw:rect>
          <draw:line draw:style-name="gr2" draw:text-style-name="P1" draw:layer="Walls" svg:x1="27.186cm" svg:y1="11.285cm" svg:x2="26.041cm" svg:y2="11.285cm">
            <text:p/>
          </draw:line>
          <draw:line draw:style-name="gr2" draw:text-style-name="P1" draw:layer="Walls" svg:x1="26.042cm" svg:y1="11.285cm" svg:x2="26.057cm" svg:y2="13.304cm">
            <text:p/>
          </draw:line>
          <draw:line draw:style-name="gr2" draw:text-style-name="P1" draw:layer="Walls" svg:x1="26.057cm" svg:y1="13.304cm" svg:x2="28.009cm" svg:y2="13.304cm">
            <text:p/>
          </draw:line>
          <draw:line draw:style-name="gr2" draw:text-style-name="P1" draw:layer="Walls" svg:x1="28.009cm" svg:y1="13.304cm" svg:x2="27.185cm" svg:y2="11.285cm">
            <text:p/>
          </draw:line>
          <draw:line draw:style-name="gr2" draw:text-style-name="P1" draw:layer="Walls" svg:x1="28.01cm" svg:y1="13.304cm" svg:x2="26.376cm" svg:y2="13.304cm">
            <text:p/>
          </draw:line>
          <draw:line draw:style-name="gr2" draw:text-style-name="P1" draw:layer="Walls" svg:x1="26.376cm" svg:y1="13.304cm" svg:x2="26.376cm" svg:y2="15.653cm">
            <text:p/>
          </draw:line>
          <draw:line draw:style-name="gr2" draw:text-style-name="P1" draw:layer="Walls" svg:x1="26.376cm" svg:y1="15.653cm" svg:x2="28.267cm" svg:y2="15.653cm">
            <text:p/>
          </draw:line>
          <draw:line draw:style-name="gr2" draw:text-style-name="P1" draw:layer="Walls" svg:x1="28.267cm" svg:y1="15.653cm" svg:x2="28.666cm" svg:y2="14.957cm">
            <text:p/>
          </draw:line>
          <draw:line draw:style-name="gr2" draw:text-style-name="P1" draw:layer="Walls" svg:x1="28.666cm" svg:y1="14.957cm" svg:x2="28.009cm" svg:y2="13.304cm">
            <text:p/>
          </draw:line>
          <draw:line draw:style-name="gr2" draw:text-style-name="P1" draw:layer="Walls" svg:x1="18.669cm" svg:y1="15.655cm" svg:x2="17.486cm" svg:y2="15.655cm">
            <text:p/>
          </draw:line>
          <draw:rect draw:style-name="gr4" draw:text-style-name="P1" draw:layer="Walls" svg:width="9.935cm" svg:height="4.369cm" svg:x="14.825cm" svg:y="11.285cm">
            <text:p/>
          </draw:rect>
          <draw:line draw:style-name="gr5" draw:text-style-name="P1" draw:layer="Walls" svg:x1="22.517cm" svg:y1="12.041cm" svg:x2="22.516cm" svg:y2="14.491cm">
            <text:p/>
          </draw:line>
          <draw:line draw:style-name="gr5" draw:text-style-name="P1" draw:layer="Walls" svg:x1="16.433cm" svg:y1="11.279cm" svg:x2="16.433cm" svg:y2="15.655cm">
            <text:p/>
          </draw:line>
          <draw:line draw:style-name="gr5" draw:text-style-name="P1" draw:layer="Walls" svg:x1="17.891cm" svg:y1="11.279cm" svg:x2="17.891cm" svg:y2="15.654cm">
            <text:p/>
          </draw:line>
          <draw:line draw:style-name="gr5" draw:text-style-name="P1" draw:layer="Walls" svg:x1="17.891cm" svg:y1="13.441cm" svg:x2="17.539cm" svg:y2="13.441cm">
            <text:p/>
          </draw:line>
          <draw:line draw:style-name="gr5" draw:text-style-name="P1" draw:layer="Walls" svg:x1="16.785cm" svg:y1="13.441cm" svg:x2="16.433cm" svg:y2="13.441cm">
            <text:p/>
          </draw:line>
          <draw:line draw:style-name="gr5" draw:text-style-name="P1" draw:layer="Walls" svg:x1="14.825cm" svg:y1="12.041cm" svg:x2="17.891cm" svg:y2="12.041cm">
            <text:p/>
          </draw:line>
          <draw:line draw:style-name="gr5" draw:text-style-name="P1" draw:layer="Walls" svg:x1="24.761cm" svg:y1="12.041cm" svg:x2="22.517cm" svg:y2="12.041cm">
            <text:p/>
          </draw:line>
          <draw:line draw:style-name="gr5" draw:text-style-name="P1" draw:layer="Walls" svg:x1="23.019cm" svg:y1="11.279cm" svg:x2="23.019cm" svg:y2="15.654cm">
            <text:p/>
          </draw:line>
          <draw:line draw:style-name="gr5" draw:text-style-name="P1" draw:layer="Walls" svg:x1="20.154cm" svg:y1="11.28cm" svg:x2="20.154cm" svg:y2="13.291cm">
            <text:p/>
          </draw:line>
          <draw:line draw:style-name="gr5" draw:text-style-name="P1" draw:layer="Walls" svg:x1="19.399cm" svg:y1="13.291cm" svg:x2="21.058cm" svg:y2="13.291cm">
            <text:p/>
          </draw:line>
          <draw:line draw:style-name="gr5" draw:text-style-name="P1" draw:layer="Walls" svg:x1="19.399cm" svg:y1="11.991cm" svg:x2="19.399cm" svg:y2="11.285cm">
            <text:p/>
          </draw:line>
          <draw:line draw:style-name="gr5" draw:text-style-name="P1" draw:layer="Walls" svg:x1="19.399cm" svg:y1="11.991cm" svg:x2="20.153cm" svg:y2="11.991cm">
            <text:p/>
          </draw:line>
          <draw:line draw:style-name="gr5" draw:text-style-name="P1" draw:layer="Walls" svg:x1="18.142cm" svg:y1="11.541cm" svg:x2="18.142cm" svg:y2="14.691cm">
            <text:p/>
          </draw:line>
          <draw:line draw:style-name="gr5" draw:text-style-name="P1" draw:layer="Walls" svg:x1="18.142cm" svg:y1="11.541cm" svg:x2="19.399cm" svg:y2="11.541cm">
            <text:p/>
          </draw:line>
          <draw:line draw:style-name="gr5" draw:text-style-name="P1" draw:layer="Walls" svg:x1="18.142cm" svg:y1="13.291cm" svg:x2="18.845cm" svg:y2="13.291cm">
            <text:p/>
          </draw:line>
          <draw:line draw:style-name="gr5" draw:text-style-name="P1" draw:layer="Walls" svg:x1="20.305cm" svg:y1="11.28cm" svg:x2="20.305cm" svg:y2="13.291cm">
            <text:p/>
          </draw:line>
          <draw:line draw:style-name="gr5" draw:text-style-name="P1" draw:layer="Walls" svg:x1="17.891cm" svg:y1="14.691cm" svg:x2="20.706cm" svg:y2="14.691cm">
            <text:p/>
          </draw:line>
          <draw:line draw:style-name="gr5" draw:text-style-name="P1" draw:layer="Walls" svg:x1="18.998cm" svg:y1="14.041cm" svg:x2="19.853cm" svg:y2="14.041cm">
            <text:p/>
          </draw:line>
          <draw:line draw:style-name="gr5" draw:text-style-name="P1" draw:layer="Walls" svg:x1="19.852cm" svg:y1="13.291cm" svg:x2="19.852cm" svg:y2="14.691cm">
            <text:p/>
          </draw:line>
          <draw:line draw:style-name="gr5" draw:text-style-name="P1" draw:layer="Walls" svg:x1="19.048cm" svg:y1="14.691cm" svg:x2="19.048cm" svg:y2="15.654cm">
            <text:p/>
          </draw:line>
          <draw:line draw:style-name="gr5" draw:text-style-name="P1" draw:layer="Walls" svg:x1="19.399cm" svg:y1="13.291cm" svg:x2="19.399cm" svg:y2="14.041cm">
            <text:p/>
          </draw:line>
          <draw:line draw:style-name="gr5" draw:text-style-name="P1" draw:layer="Walls" svg:x1="20.757cm" svg:y1="11.991cm" svg:x2="20.757cm" svg:y2="11.285cm">
            <text:p/>
          </draw:line>
          <draw:line draw:style-name="gr5" draw:text-style-name="P1" draw:layer="Walls" svg:x1="20.757cm" svg:y1="11.991cm" svg:x2="21.059cm" svg:y2="11.991cm">
            <text:p/>
          </draw:line>
          <draw:line draw:style-name="gr5" draw:text-style-name="P1" draw:layer="Walls" svg:x1="20.707cm" svg:y1="14.491cm" svg:x2="20.707cm" svg:y2="14.691cm">
            <text:p/>
          </draw:line>
          <draw:line draw:style-name="gr5" draw:text-style-name="P1" draw:layer="Walls" svg:x1="20.707cm" svg:y1="14.491cm" svg:x2="23.019cm" svg:y2="14.491cm">
            <text:p/>
          </draw:line>
          <draw:line draw:style-name="gr5" draw:text-style-name="P1" draw:layer="Walls" svg:x1="23.019cm" svg:y1="14.391cm" svg:x2="22.516cm" svg:y2="14.391cm">
            <text:p/>
          </draw:line>
          <draw:line draw:style-name="gr5" draw:text-style-name="P1" draw:layer="Walls" svg:x1="20.305cm" svg:y1="15.291cm" svg:x2="20.305cm" svg:y2="15.654cm">
            <text:p/>
          </draw:line>
          <draw:line draw:style-name="gr5" draw:text-style-name="P1" draw:layer="Walls" svg:x1="20.305cm" svg:y1="15.291cm" svg:x2="19.048cm" svg:y2="15.291cm">
            <text:p/>
          </draw:line>
          <draw:line draw:style-name="gr5" draw:text-style-name="P1" draw:layer="Walls" svg:x1="19.601cm" svg:y1="15.291cm" svg:x2="19.601cm" svg:y2="15.654cm">
            <text:p/>
          </draw:line>
          <draw:line draw:style-name="gr5" draw:text-style-name="P1" draw:layer="Walls" svg:x1="21.21cm" svg:y1="15.191cm" svg:x2="21.21cm" svg:y2="15.654cm">
            <text:p/>
          </draw:line>
          <draw:line draw:style-name="gr5" draw:text-style-name="P1" draw:layer="Walls" svg:x1="21.511cm" svg:y1="13.891cm" svg:x2="20.908cm" svg:y2="13.891cm">
            <text:p/>
          </draw:line>
          <draw:line draw:style-name="gr5" draw:text-style-name="P1" draw:layer="Walls" svg:x1="21.511cm" svg:y1="13.892cm" svg:x2="21.511cm" svg:y2="15.655cm">
            <text:p/>
          </draw:line>
          <draw:line draw:style-name="gr5" draw:text-style-name="P1" draw:layer="Walls" svg:x1="20.053cm" svg:y1="13.291cm" svg:x2="20.053cm" svg:y2="14.691cm">
            <text:p/>
          </draw:line>
          <draw:line draw:style-name="gr5" draw:text-style-name="P1" draw:layer="Walls" svg:x1="21.512cm" svg:y1="15.191cm" svg:x2="21.21cm" svg:y2="15.191cm">
            <text:p/>
          </draw:line>
          <draw:line draw:style-name="gr5" draw:text-style-name="P1" draw:layer="Walls" svg:x1="22.869cm" svg:y1="14.391cm" svg:x2="22.869cm" svg:y2="15.655cm">
            <text:p/>
          </draw:line>
          <draw:line draw:style-name="gr5" draw:text-style-name="P1" draw:layer="Walls" svg:x1="22.366cm" svg:y1="11.991cm" svg:x2="22.365cm" svg:y2="14.491cm">
            <text:p/>
          </draw:line>
          <draw:line draw:style-name="gr5" draw:text-style-name="P1" draw:layer="Walls" svg:x1="17.891cm" svg:y1="14.341cm" svg:x2="17.539cm" svg:y2="14.341cm">
            <text:p/>
          </draw:line>
          <draw:line draw:style-name="gr5" draw:text-style-name="P1" draw:layer="Walls" svg:x1="17.891cm" svg:y1="14.991cm" svg:x2="17.539cm" svg:y2="14.991cm">
            <text:p/>
          </draw:line>
          <draw:line draw:style-name="gr5" draw:text-style-name="P1" draw:layer="Walls" svg:x1="16.785cm" svg:y1="15.241cm" svg:x2="16.433cm" svg:y2="15.241cm">
            <text:p/>
          </draw:line>
          <draw:line draw:style-name="gr5" draw:text-style-name="P1" draw:layer="Walls" svg:x1="17.891cm" svg:y1="15.341cm" svg:x2="17.539cm" svg:y2="15.341cm">
            <text:p/>
          </draw:line>
          <draw:rect draw:style-name="gr4" draw:text-style-name="P1" draw:layer="Walls" svg:width="9.935cm" svg:height="4.369cm" svg:x="13.084cm" svg:y="11.285cm">
            <text:p/>
          </draw:rect>
          <draw:line draw:style-name="gr5" draw:text-style-name="P1" draw:layer="Walls" svg:x1="13.084cm" svg:y1="12.285cm" svg:x2="14.825cm" svg:y2="12.285cm">
            <text:p/>
          </draw:line>
          <draw:line draw:style-name="gr5" draw:text-style-name="P1" draw:layer="Walls" svg:x1="13.084cm" svg:y1="14.616cm" svg:x2="14.825cm" svg:y2="14.616cm">
            <text:p/>
          </draw:line>
          <draw:line draw:style-name="gr2" draw:text-style-name="P1" draw:layer="Walls" svg:x1="25.328cm" svg:y1="11.285cm" svg:x2="24.483cm" svg:y2="11.285cm">
            <text:p/>
          </draw:line>
        </draw:g>
        <draw:frame draw:style-name="gr6" draw:text-style-name="P1" draw:layer="PDF_Base" svg:width="56.541cm" svg:height="39.999cm" svg:x="1.27cm" svg:y="0.81cm">
          <draw:image xlink:href="Pictures/1000000000002492000019DFF205B34C78ACDF2B.jpg" xlink:type="simple" xlink:show="embed" xlink:actuate="onLoad">
            <text:p/>
          </draw:image>
        </draw:frame>
        <draw:frame draw:style-name="gr7" draw:text-style-name="P2" draw:layer="PDF_Base" svg:width="12.65cm" svg:height="1.85cm" svg:x="1.75cm" svg:y="1.6cm">
          <draw:text-box>
            <text:p>Level 10</text:p>
          </draw:text-box>
        </draw:frame>
        <draw:rect draw:style-name="gr8" draw:text-style-name="P1" draw:layer="PDF_Base" svg:width="1.643cm" svg:height="1.032cm" svg:x="13.09cm" svg:y="14.632cm">
          <text:p/>
        </draw:rect>
        <draw:polygon draw:style-name="gr9" draw:text-style-name="P3" draw:layer="AH_Zones" svg:width="16cm" svg:height="15.881cm" svg:x="17.45cm" svg:y="15.66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<text:p/>
        </draw:polygon>
        <draw:polygon draw:style-name="gr10" draw:text-style-name="P4" draw:layer="AH_Zones" svg:width="12.194cm" svg:height="9.903cm" svg:x="9.502cm" svg:y="21.65cm" svg:viewBox="0 0 12195 9904" draw:points="12192,9888 0,9904 1,1100 1798,1100 1798,0 7998,0 10947,2875 10031,3949 10017,8199 12195,8199">
          <text:p/>
        </draw:polygon>
        <draw:polygon draw:style-name="gr11" draw:text-style-name="P5" draw:layer="AH_Zones" svg:width="19.446cm" svg:height="16.658cm" svg:x="9.503cm" svg:y="6.091cm" svg:viewBox="0 0 19447 16659" draw:points="0,16659 27,4 19447,0 19447,1715 15228,1715 15228,5209 5229,5209 5229,9565 7997,9573 7997,15559 1797,15559 1797,16659">
          <text:p/>
        </draw:polygon>
        <draw:polygon draw:style-name="gr12" draw:text-style-name="P6" draw:layer="AH_Zones" svg:width="18.076cm" svg:height="12.91cm" svg:x="30.002cm" svg:y="4.74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<text:p/>
        </draw:polygon>
        <draw:polygon draw:style-name="gr13" draw:text-style-name="P7" draw:layer="AH_Zones" svg:width="20.6cm" svg:height="11.565cm" svg:x="18.7cm" svg:y="6.091cm" svg:viewBox="0 0 20601 11566" draw:points="20342,3909 20342,1714 18624,9 10250,0 10250,1714 6031,1715 6031,9572 0,9572 0,11564 11302,11566 11298,9549 15755,9553 15759,7567 16552,7556 17450,5822 20601,5822 20601,3909">
          <text:p/>
        </draw:polygon>
        <draw:polygon draw:style-name="gr14" draw:text-style-name="P8" draw:layer="AH_Zones" svg:width="15.621cm" svg:height="17.906cm" svg:x="30.4cm" svg:y="13.64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<text:p/>
        </draw:polygon>
        <draw:line draw:style-name="gr2" draw:text-style-name="P1" draw:layer="Walls" svg:x1="9.501cm" svg:y1="24.201cm" svg:x2="9.501cm" svg:y2="33.351cm">
          <text:p/>
        </draw:line>
        <draw:line draw:style-name="gr2" draw:text-style-name="P1" draw:layer="Walls" svg:x1="9.501cm" svg:y1="24.201cm" svg:x2="9.531cm" svg:y2="15.65cm">
          <text:p/>
        </draw:line>
        <draw:line draw:style-name="gr2" draw:text-style-name="P1" draw:layer="Walls" svg:x1="9.531cm" svg:y1="15.65cm" svg:x2="9.531cm" svg:y2="6.096cm">
          <text:p/>
        </draw:line>
        <draw:line draw:style-name="gr2" draw:text-style-name="P1" draw:layer="Walls" svg:x1="23.75cm" svg:y1="21.507cm" svg:x2="21.06cm" svg:y2="19.982cm">
          <text:p/>
        </draw:line>
        <draw:line draw:style-name="gr2" draw:text-style-name="P1" draw:layer="Walls" svg:x1="21.06cm" svg:y1="19.982cm" svg:x2="20.775cm" svg:y2="19.67cm">
          <text:p/>
        </draw:line>
        <draw:line draw:style-name="gr2" draw:text-style-name="P1" draw:layer="Walls" svg:x1="20.775cm" svg:y1="19.67cm" svg:x2="20.532cm" svg:y2="19.282cm">
          <text:p/>
        </draw:line>
        <draw:line draw:style-name="gr2" draw:text-style-name="P1" draw:layer="Walls" svg:x1="20.532cm" svg:y1="19.282cm" svg:x2="20.417cm" svg:y2="18.901cm">
          <text:p/>
        </draw:line>
        <draw:line draw:style-name="gr2" draw:text-style-name="P1" draw:layer="Walls" svg:x1="20.417cm" svg:y1="18.901cm" svg:x2="20.417cm" svg:y2="18.45cm">
          <text:p/>
        </draw:line>
        <draw:line draw:style-name="gr2" draw:text-style-name="P1" draw:layer="Walls" svg:x1="20.417cm" svg:y1="18.45cm" svg:x2="20.417cm" svg:y2="17.656cm">
          <text:p/>
        </draw:line>
        <draw:line draw:style-name="gr2" draw:text-style-name="P1" draw:layer="Walls" svg:x1="30.015cm" svg:y1="17.656cm" svg:x2="20.417cm" svg:y2="17.656cm">
          <text:p/>
        </draw:line>
        <draw:line draw:style-name="gr2" draw:text-style-name="P1" draw:layer="Walls" svg:x1="30.362cm" svg:y1="11.279cm" svg:x2="28.654cm" svg:y2="11.276cm">
          <text:p/>
        </draw:line>
        <draw:line draw:style-name="gr2" draw:text-style-name="P1" draw:layer="Walls" svg:x1="28.654cm" svg:y1="10.777cm" svg:x2="28.651cm" svg:y2="8.501cm">
          <text:p/>
        </draw:line>
        <draw:line draw:style-name="gr2" draw:text-style-name="P1" draw:layer="Walls" svg:x1="29.55cm" svg:y1="9.689cm" svg:x2="29.55cm" svg:y2="8.506cm">
          <text:p/>
        </draw:line>
        <draw:line draw:style-name="gr2" draw:text-style-name="P1" draw:layer="Walls" svg:x1="28.654cm" svg:y1="8.506cm" svg:x2="29.642cm" svg:y2="7.975cm">
          <text:p/>
        </draw:line>
        <draw:line draw:style-name="gr2" draw:text-style-name="P1" draw:layer="Walls" svg:x1="29.642cm" svg:y1="7.975cm" svg:x2="29.703cm" svg:y2="7.951cm">
          <text:p/>
        </draw:line>
        <draw:line draw:style-name="gr2" draw:text-style-name="P1" draw:layer="Walls" svg:x1="9.531cm" svg:y1="6.092cm" svg:x2="19.701cm" svg:y2="6.092cm">
          <text:p/>
        </draw:line>
        <draw:line draw:style-name="gr2" draw:text-style-name="P1" draw:layer="Walls" svg:x1="19.526cm" svg:y1="25.578cm" svg:x2="19.526cm" svg:y2="27.92cm">
          <text:p/>
        </draw:line>
        <draw:line draw:style-name="gr2" draw:text-style-name="P1" draw:layer="Walls" svg:x1="19.526cm" svg:y1="27.92cm" svg:x2="24.545cm" svg:y2="27.919cm">
          <text:p/>
        </draw:line>
        <draw:line draw:style-name="gr2" draw:text-style-name="P1" draw:layer="Walls" svg:x1="20.45cm" svg:y1="24.525cm" svg:x2="19.526cm" svg:y2="25.578cm">
          <text:p/>
        </draw:line>
        <draw:line draw:style-name="gr2" draw:text-style-name="P1" draw:layer="Walls" svg:x1="21.69cm" svg:y1="33.336cm" svg:x2="9.501cm" svg:y2="33.336cm">
          <text:p/>
        </draw:line>
        <draw:line draw:style-name="gr2" draw:text-style-name="P1" draw:layer="Walls" svg:x1="33.001cm" svg:y1="33.341cm" svg:x2="21.69cm" svg:y2="33.341cm">
          <text:p/>
        </draw:line>
        <draw:line draw:style-name="gr2" draw:text-style-name="P1" draw:layer="Walls" svg:x1="38.651cm" svg:y1="17.64cm" svg:x2="38.651cm" svg:y2="21.8cm">
          <text:p/>
        </draw:line>
        <draw:line draw:style-name="gr2" draw:text-style-name="P1" draw:layer="Walls" svg:x1="38.651cm" svg:y1="23.345cm" svg:x2="41.073cm" svg:y2="23.345cm">
          <text:p/>
        </draw:line>
        <draw:line draw:style-name="gr2" draw:text-style-name="P1" draw:layer="Walls" svg:x1="39.302cm" svg:y1="13.651cm" svg:x2="38.901cm" svg:y2="13.651cm">
          <text:p/>
        </draw:line>
        <draw:line draw:style-name="gr2" draw:text-style-name="P1" draw:layer="Walls" svg:x1="35.251cm" svg:y1="13.651cm" svg:x2="36.973cm" svg:y2="10.256cm">
          <text:p/>
        </draw:line>
        <draw:line draw:style-name="gr2" draw:text-style-name="P1" draw:layer="Walls" svg:x1="36.973cm" svg:y1="10.256cm" svg:x2="38.611cm" svg:y2="10.251cm">
          <text:p/>
        </draw:line>
        <draw:line draw:style-name="gr2" draw:text-style-name="P1" draw:layer="Walls" svg:x1="38.611cm" svg:y1="10.251cm" svg:x2="38.611cm" svg:y2="10.001cm">
          <text:p/>
        </draw:line>
        <draw:line draw:style-name="gr2" draw:text-style-name="P1" draw:layer="Walls" svg:x1="38.611cm" svg:y1="10.001cm" svg:x2="39.043cm" svg:y2="10.001cm">
          <text:p/>
        </draw:line>
        <draw:line draw:style-name="gr2" draw:text-style-name="P1" draw:layer="Walls" svg:x1="29.701cm" svg:y1="7.951cm" svg:x2="29.798cm" svg:y2="7.984cm">
          <text:p/>
        </draw:line>
        <draw:line draw:style-name="gr2" draw:text-style-name="P1" draw:layer="Walls" svg:x1="29.798cm" svg:y1="7.984cm" svg:x2="29.872cm" svg:y2="8.031cm">
          <text:p/>
        </draw:line>
        <draw:line draw:style-name="gr2" draw:text-style-name="P1" draw:layer="Walls" svg:x1="29.872cm" svg:y1="8.031cm" svg:x2="29.924cm" svg:y2="8.07cm">
          <text:p/>
        </draw:line>
        <draw:line draw:style-name="gr2" draw:text-style-name="P1" draw:layer="Walls" svg:x1="29.924cm" svg:y1="8.07cm" svg:x2="29.95cm" svg:y2="8.079cm">
          <text:p/>
        </draw:line>
        <draw:line draw:style-name="gr2" draw:text-style-name="P1" draw:layer="Walls" svg:x1="29.95cm" svg:y1="8.079cm" svg:x2="30.356cm" svg:y2="8.507cm">
          <text:p/>
        </draw:line>
        <draw:line draw:style-name="gr2" draw:text-style-name="P1" draw:layer="Walls" svg:x1="19.7cm" svg:y1="6.083cm" svg:x2="37.325cm" svg:y2="6.101cm">
          <text:p/>
        </draw:line>
        <draw:line draw:style-name="gr2" draw:text-style-name="P1" draw:layer="Walls" svg:x1="37.325cm" svg:y1="6.101cm" svg:x2="37.325cm" svg:y2="4.75cm">
          <text:p/>
        </draw:line>
        <draw:line draw:style-name="gr2" draw:text-style-name="P1" draw:layer="Walls" svg:x1="37.325cm" svg:y1="4.75cm" svg:x2="48.08cm" svg:y2="4.752cm">
          <text:p/>
        </draw:line>
        <draw:line draw:style-name="gr2" draw:text-style-name="P1" draw:layer="Walls" svg:x1="47.21cm" svg:y1="12.9cm" svg:x2="48.08cm" svg:y2="4.752cm">
          <text:p/>
        </draw:line>
        <draw:line draw:style-name="gr2" draw:text-style-name="P1" draw:layer="Walls" svg:x1="39.043cm" svg:y1="10.001cm" svg:x2="39.302cm" svg:y2="10.001cm">
          <text:p/>
        </draw:line>
        <draw:line draw:style-name="gr2" draw:text-style-name="P1" draw:layer="Walls" svg:x1="45.012cm" svg:y1="33.341cm" svg:x2="46.031cm" svg:y2="23.823cm">
          <text:p/>
        </draw:line>
        <draw:line draw:style-name="gr2" draw:text-style-name="P1" draw:layer="Walls" svg:x1="23.75cm" svg:y1="21.507cm" svg:x2="24.269cm" svg:y2="21.686cm">
          <text:p/>
        </draw:line>
        <draw:line draw:style-name="gr2" draw:text-style-name="P1" draw:layer="Walls" svg:x1="24.269cm" svg:y1="21.686cm" svg:x2="29.634cm" svg:y2="21.684cm">
          <text:p/>
        </draw:line>
        <draw:line draw:style-name="gr2" draw:text-style-name="P1" draw:layer="Walls" svg:x1="38.651cm" svg:y1="21.8cm" svg:x2="29.634cm" svg:y2="21.8cm">
          <text:p/>
        </draw:line>
        <draw:line draw:style-name="gr2" draw:text-style-name="P1" draw:layer="Walls" svg:x1="45.012cm" svg:y1="33.341cm" svg:x2="33.001cm" svg:y2="33.341cm">
          <text:p/>
        </draw:line>
        <draw:line draw:style-name="gr2" draw:text-style-name="P1" draw:layer="Walls" svg:x1="35.251cm" svg:y1="13.651cm" svg:x2="38.901cm" svg:y2="13.651cm">
          <text:p/>
        </draw:line>
        <draw:line draw:style-name="gr2" draw:text-style-name="P1" draw:layer="Walls" svg:x1="38.651cm" svg:y1="17.649cm" svg:x2="30.015cm" svg:y2="17.656cm">
          <text:p/>
        </draw:line>
        <draw:rect draw:style-name="gr15" draw:text-style-name="P1" draw:layer="Walls" svg:width="1.702cm" svg:height="1.183cm" svg:x="28.654cm" svg:y="8.506cm">
          <text:p/>
        </draw:rect>
        <draw:rect draw:style-name="gr16" draw:text-style-name="P1" draw:layer="Walls" svg:width="1.708cm" svg:height="1.589cm" svg:x="28.654cm" svg:y="9.689cm">
          <text:p/>
        </draw:rect>
        <draw:rect draw:style-name="gr17" draw:text-style-name="P1" draw:layer="Walls" svg:width="8.717cm" svg:height="4.574cm" svg:x="29.633cm" svg:y="23.345cm">
          <text:p/>
        </draw:rect>
        <draw:rect draw:style-name="gr18" draw:text-style-name="P1" draw:layer="Walls" svg:width="2.091cm" svg:height="2.829cm" svg:x="38.35cm" svg:y="23.344cm">
          <text:p/>
        </draw:rect>
        <draw:rect draw:style-name="gr19" draw:text-style-name="P1" draw:layer="Walls" svg:width="2.089cm" svg:height="1.745cm" svg:x="38.35cm" svg:y="26.173cm">
          <text:p/>
        </draw:rect>
        <draw:rect draw:style-name="gr20" draw:text-style-name="P1" draw:layer="Walls" svg:width="1.675cm" svg:height="2.342cm" svg:x="19.525cm" svg:y="25.578cm">
          <text:p/>
        </draw:rect>
        <draw:rect draw:style-name="gr21" draw:text-style-name="P1" draw:layer="Walls" svg:width="1.616cm" svg:height="2.35cm" svg:x="21.201cm" svg:y="25.578cm">
          <text:p/>
        </draw:rect>
        <draw:rect draw:style-name="gr22" draw:text-style-name="P1" draw:layer="Walls" svg:width="1.677cm" svg:height="2.341cm" svg:x="22.816cm" svg:y="25.577cm">
          <text:p/>
        </draw:rect>
        <draw:rect draw:style-name="gr23" draw:text-style-name="P1" draw:layer="Walls" svg:width="2.437cm" svg:height="2.44cm" svg:x="22.056cm" svg:y="23.137cm">
          <text:p/>
        </draw:rect>
        <draw:rect draw:style-name="gr24" draw:text-style-name="P1" draw:layer="Walls" svg:width="1.185cm" svg:height="0.882cm" svg:x="23.415cm" svg:y="28.696cm">
          <text:p/>
        </draw:rect>
        <draw:rect draw:style-name="gr25" draw:text-style-name="P1" draw:layer="Walls" svg:width="1.185cm" svg:height="0.875cm" svg:x="23.415cm" svg:y="29.577cm">
          <text:p/>
        </draw:rect>
        <draw:rect draw:style-name="gr26" draw:text-style-name="P1" draw:layer="Walls" svg:width="1.535cm" svg:height="1.757cm" svg:x="24.596cm" svg:y="28.695cm">
          <text:p/>
        </draw:rect>
        <draw:line draw:style-name="gr2" draw:text-style-name="P1" draw:layer="Walls" svg:x1="21.702cm" svg:y1="23.141cm" svg:x2="22.052cm" svg:y2="23.141cm">
          <text:p/>
        </draw:line>
        <draw:line draw:style-name="gr2" draw:text-style-name="P1" draw:layer="Walls" svg:x1="22.057cm" svg:y1="23.241cm" svg:x2="22.057cm" svg:y2="25.578cm">
          <text:p/>
        </draw:line>
        <draw:line draw:style-name="gr2" draw:text-style-name="P1" draw:layer="Walls" svg:x1="22.057cm" svg:y1="25.578cm" svg:x2="19.534cm" svg:y2="25.578cm">
          <text:p/>
        </draw:line>
        <draw:line draw:style-name="gr2" draw:text-style-name="P1" draw:layer="Walls" svg:x1="19.534cm" svg:y1="25.578cm" svg:x2="20.45cm" svg:y2="24.525cm">
          <text:p/>
        </draw:line>
        <draw:line draw:style-name="gr2" draw:text-style-name="P1" draw:layer="Walls" svg:x1="20.45cm" svg:y1="24.525cm" svg:x2="21.715cm" svg:y2="23.128cm">
          <text:p/>
        </draw:line>
        <draw:line draw:style-name="gr2" draw:text-style-name="P1" draw:layer="Walls" svg:x1="35.251cm" svg:y1="13.651cm" svg:x2="39.302cm" svg:y2="13.651cm">
          <text:p/>
        </draw:line>
        <draw:line draw:style-name="gr2" draw:text-style-name="P1" draw:layer="Walls" svg:x1="39.302cm" svg:y1="13.651cm" svg:x2="39.302cm" svg:y2="11.914cm">
          <text:p/>
        </draw:line>
        <draw:line draw:style-name="gr2" draw:text-style-name="P1" draw:layer="Walls" svg:x1="39.302cm" svg:y1="11.914cm" svg:x2="36.151cm" svg:y2="11.914cm">
          <text:p/>
        </draw:line>
        <draw:line draw:style-name="gr2" draw:text-style-name="P1" draw:layer="Walls" svg:x1="36.151cm" svg:y1="11.914cm" svg:x2="35.251cm" svg:y2="13.651cm">
          <text:p/>
        </draw:line>
        <draw:line draw:style-name="gr2" draw:text-style-name="P1" draw:layer="Walls" svg:x1="36.151cm" svg:y1="11.914cm" svg:x2="39.302cm" svg:y2="11.914cm">
          <text:p/>
        </draw:line>
        <draw:line draw:style-name="gr2" draw:text-style-name="P1" draw:layer="Walls" svg:x1="39.302cm" svg:y1="11.914cm" svg:x2="39.302cm" svg:y2="10.001cm">
          <text:p/>
        </draw:line>
        <draw:line draw:style-name="gr2" draw:text-style-name="P1" draw:layer="Walls" svg:x1="39.302cm" svg:y1="10.001cm" svg:x2="38.611cm" svg:y2="10.001cm">
          <text:p/>
        </draw:line>
        <draw:line draw:style-name="gr2" draw:text-style-name="P1" draw:layer="Walls" svg:x1="38.611cm" svg:y1="10.001cm" svg:x2="38.611cm" svg:y2="10.251cm">
          <text:p/>
        </draw:line>
        <draw:line draw:style-name="gr2" draw:text-style-name="P1" draw:layer="Walls" svg:x1="38.611cm" svg:y1="10.251cm" svg:x2="36.973cm" svg:y2="10.256cm">
          <text:p/>
        </draw:line>
        <draw:line draw:style-name="gr2" draw:text-style-name="P1" draw:layer="Walls" svg:x1="36.973cm" svg:y1="10.256cm" svg:x2="36.151cm" svg:y2="11.914cm">
          <text:p/>
        </draw:line>
        <draw:line draw:style-name="gr2" draw:text-style-name="P1" draw:layer="Walls" svg:x1="29.634cm" svg:y1="21.684cm" svg:x2="29.634cm" svg:y2="21.8cm">
          <text:p/>
        </draw:line>
        <draw:line draw:style-name="gr5" draw:text-style-name="P1" draw:layer="Walls" svg:x1="30.1cm" svg:y1="23.45cm" svg:x2="29.75cm" svg:y2="23.45cm">
          <text:p/>
        </draw:line>
        <draw:line draw:style-name="gr5" draw:text-style-name="P1" draw:layer="Walls" svg:x1="32.45cm" svg:y1="24.3cm" svg:x2="35.5cm" svg:y2="24.3cm">
          <text:p/>
        </draw:line>
        <draw:line draw:style-name="gr5" draw:text-style-name="P1" draw:layer="Walls" svg:x1="30.9cm" svg:y1="25.15cm" svg:x2="37.2cm" svg:y2="25.15cm">
          <text:p/>
        </draw:line>
        <draw:line draw:style-name="gr5" draw:text-style-name="P1" draw:layer="Walls" svg:x1="29.75cm" svg:y1="27.919cm" svg:x2="29.75cm" svg:y2="23.45cm">
          <text:p/>
        </draw:line>
        <draw:line draw:style-name="gr5" draw:text-style-name="P1" draw:layer="Walls" svg:x1="29.75cm" svg:y1="27.15cm" svg:x2="37cm" svg:y2="27.15cm">
          <text:p/>
        </draw:line>
        <draw:line draw:style-name="gr5" draw:text-style-name="P1" draw:layer="Walls" svg:x1="34.75cm" svg:y1="27.919cm" svg:x2="34.75cm" svg:y2="25.15cm">
          <text:p/>
        </draw:line>
        <draw:line draw:style-name="gr5" draw:text-style-name="P1" draw:layer="Walls" svg:x1="31.3cm" svg:y1="23.45cm" svg:x2="31.3cm" svg:y2="24.45cm">
          <text:p/>
        </draw:line>
        <draw:line draw:style-name="gr5" draw:text-style-name="P1" draw:layer="Walls" svg:x1="30.1cm" svg:y1="25.15cm" svg:x2="29.75cm" svg:y2="25.15cm">
          <text:p/>
        </draw:line>
        <draw:line draw:style-name="gr5" draw:text-style-name="P1" draw:layer="Walls" svg:x1="38.35cm" svg:y1="23.45cm" svg:x2="38cm" svg:y2="23.45cm">
          <text:p/>
        </draw:line>
        <draw:line draw:style-name="gr5" draw:text-style-name="P1" draw:layer="Walls" svg:x1="38.35cm" svg:y1="25.15cm" svg:x2="38cm" svg:y2="25.15cm">
          <text:p/>
        </draw:line>
        <draw:line draw:style-name="gr5" draw:text-style-name="P1" draw:layer="Walls" svg:x1="30.75cm" svg:y1="23.45cm" svg:x2="37.3cm" svg:y2="23.45cm">
          <text:p/>
        </draw:line>
        <draw:line draw:style-name="gr5" draw:text-style-name="P1" draw:layer="Walls" svg:x1="36.65cm" svg:y1="23.45cm" svg:x2="36.65cm" svg:y2="24.45cm">
          <text:p/>
        </draw:line>
        <draw:polygon draw:style-name="gr27" draw:text-style-name="P1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g>
          <draw:rect draw:style-name="gr28" draw:text-style-name="P1" draw:layer="Walls" svg:width="2.043cm" svg:height="1.689cm" svg:x="13.088cm" svg:y="16.303cm">
            <text:p/>
          </draw:rect>
          <draw:rect draw:style-name="gr28" draw:text-style-name="P1" draw:layer="Walls" svg:width="2.048cm" svg:height="1.658cm" svg:x="13.088cm" svg:y="17.992cm">
            <text:p/>
          </draw:rect>
        </draw:g>
        <draw:polyline draw:style-name="gr29" draw:text-style-name="P1" draw:layer="Walls" svg:width="10.32cm" svg:height="4.02cm" draw:transform="rotate (-1.83137398411765) translate (47.8260715975053cm 13.0642694376623cm)" svg:viewBox="0 0 10321 4021" draw:points="0,638 1397,638 2770,1129 5603,3603 5933,3897 6306,4021 6781,3962 10321,3014 10022,0">
          <text:p/>
        </draw:polyline>
        <draw:polygon draw:style-name="gr30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30" draw:text-style-name="P1" draw:layer="AC_Zones" svg:width="5.603cm" svg:height="2.883cm" svg:x="24.757cm" svg:y="10.767cm" svg:viewBox="0 0 5604 2884" draw:points="3394,2884 5604,2883 5604,511 3896,508 3896,9 0,0 4,2543 1294,2535 1282,516 2418,520">
          <text:p/>
        </draw:polygon>
        <draw:polygon draw:style-name="gr30" draw:text-style-name="P1" draw:layer="AC_Zones" svg:width="4.94cm" svg:height="2.972cm" svg:x="24.761cm" svg:y="7.803cm" svg:viewBox="0 0 4941 2973" draw:points="4941,2 0,0 0,2968 3892,2973 3889,697 4819,198 4880,171 4941,147">
          <text:p/>
        </draw:polygon>
        <draw:polygon draw:style-name="gr30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31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30" draw:text-style-name="P1" draw:layer="AC_Zones" svg:width="12.198cm" svg:height="1.699cm" svg:x="9.501cm" svg:y="29.85cm" svg:viewBox="0 0 12199 1700" draw:points="12199,1700 0,1700 1799,0 4799,0 4799,300 5699,300 5699,0 12199,0">
          <text:p/>
        </draw:polygon>
        <draw:polygon draw:style-name="gr30" draw:text-style-name="P1" draw:layer="AC_Zones" svg:width="11.754cm" svg:height="1.699cm" svg:x="21.695cm" svg:y="29.85cm" svg:viewBox="0 0 11755 1700" draw:points="11755,0 11755,1700 0,1700 5,0 1721,0 1720,600 4436,600 4436,0">
          <text:p/>
        </draw:polygon>
        <draw:polygon draw:style-name="gr30" draw:text-style-name="P1" draw:layer="AC_Zones" svg:width="10.091cm" svg:height="1.727cm" svg:x="28.95cm" svg:y="6.091cm" svg:viewBox="0 0 10092 1728" draw:points="0,0 8374,9 10092,1728 0,1715">
          <text:p/>
        </draw:polygon>
        <draw:polygon draw:style-name="gr30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30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30" draw:text-style-name="P1" draw:layer="AC_Zones" svg:width="6.109cm" svg:height="4.849cm" svg:x="41.1cm" svg:y="12.7cm" svg:viewBox="0 0 6110 4850" draw:points="5750,1550 6110,200 4400,0 4100,950 3950,1250 3500,1750 3100,2050 750,3550 200,4100 0,4450 1800,4850 4922,2750">
          <text:p/>
        </draw:polygon>
        <draw:polygon draw:style-name="gr30" draw:text-style-name="P1" draw:layer="AC_Zones" svg:width="1.799cm" svg:height="6.599cm" svg:x="41.1cm" svg:y="17.15cm" svg:viewBox="0 0 1800 6600" draw:points="1150,1350 1150,5100 1650,5200 0,6600 0,0 1800,400 1400,650 1200,1000">
          <text:p/>
        </draw:polygon>
        <draw:custom-shape draw:style-name="gr32" draw:text-style-name="P1" draw:layer="AC_Zones" svg:width="5.14cm" svg:height="4.768cm" svg:x="24.493cm" svg:y="23.15cm">
          <text:p/>
          <draw:enhanced-geometry svg:viewBox="0 0 21600 21600" draw:type="rectangle" draw:enhanced-path="M 0 0 L 21600 0 21600 21600 0 21600 0 0 Z N"/>
        </draw:custom-shape>
        <draw:polygon draw:style-name="gr30" draw:text-style-name="P1" draw:layer="AC_Zones" svg:width="11.749cm" svg:height="1.699cm" svg:x="33.45cm" svg:y="29.85cm" svg:viewBox="0 0 11750 1700" draw:points="11750,1700 0,1700 0,0 10200,0">
          <text:p/>
        </draw:polygon>
        <draw:custom-shape draw:style-name="gr33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AC_Zones" svg:width="5.961cm" svg:height="3.487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AC_Zones" svg:width="2.437cm" svg:height="2.427cm" svg:x="22.056cm" svg:y="23.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AC_Zones" svg:width="1.185cm" svg:height="0.882cm" svg:x="23.415cm" svg:y="28.69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AC_Zones" svg:width="1.185cm" svg:height="0.875cm" svg:x="23.415cm" svg:y="29.5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AC_Zones" svg:width="1.535cm" svg:height="1.757cm" svg:x="24.596cm" svg:y="28.693cm">
          <text:p/>
          <draw:enhanced-geometry svg:viewBox="0 0 21600 21600" draw:type="rectangle" draw:enhanced-path="M 0 0 L 21600 0 21600 21600 0 21600 0 0 Z N"/>
        </draw:custom-shape>
        <draw:polygon draw:style-name="gr30" draw:text-style-name="P1" draw:layer="AC_Zones" svg:width="2.522cm" svg:height="2.443cm" svg:x="19.533cm" svg:y="23.133cm" svg:viewBox="0 0 2523 2444" draw:points="2182,0 2523,17 2523,2444 0,2444 916,1391">
          <text:p/>
        </draw:polygon>
        <draw:custom-shape draw:style-name="gr44" draw:text-style-name="P1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AC_Zones" svg:width="1.721cm" svg:height="4.1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30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30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46" draw:text-style-name="P1" draw:layer="AC_Zones" svg:width="2.375cm" svg:height="1.702cm" svg:x="15.127cm" svg:y="16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AC_Zones" svg:width="2.373cm" svg:height="1.65cm" svg:x="15.127cm" svg:y="18cm">
          <text:p/>
          <draw:enhanced-geometry svg:viewBox="0 0 21600 21600" draw:mirror-vertical="true" draw:type="rectangle" draw:enhanced-path="M 0 0 L 21600 0 21600 21600 0 21600 0 0 Z N"/>
        </draw:custom-shape>
        <draw:polygon draw:style-name="gr48" draw:text-style-name="P1" draw:layer="AC_Zones" svg:width="1.798cm" svg:height="7.349cm" svg:x="9.501cm" svg:y="24.2cm" svg:viewBox="0 0 1799 7350" draw:points="0,7350 1799,5650 1799,0 0,0">
          <text:p/>
        </draw:polygon>
        <draw:polygon draw:style-name="gr48" draw:text-style-name="P1" draw:layer="AC_Zones" svg:width="1.798cm" svg:height="8.799cm" svg:x="9.501cm" svg:y="15.4cm" svg:viewBox="0 0 1799 8800" draw:points="0,8800 1799,8800 1748,0 30,0">
          <text:p/>
        </draw:polygon>
        <draw:custom-shape draw:style-name="gr49" draw:text-style-name="P1" draw:layer="AC_Zones" svg:width="2.027cm" svg:height="1.7cm" svg:x="13.1cm" svg:y="1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AC_Zones" svg:width="2.027cm" svg:height="1.65cm" svg:x="13.1cm" svg:y="18cm">
          <text:p/>
          <draw:enhanced-geometry svg:viewBox="0 0 21600 21600" draw:mirror-vertical="true" draw:type="rectangle" draw:enhanced-path="M 0 0 L 21600 0 21600 21600 0 21600 0 0 Z N"/>
        </draw:custom-shape>
        <draw:polygon draw:style-name="gr51" draw:text-style-name="P1" draw:layer="AC_Zones" svg:width="9.163cm" svg:height="8.199cm" svg:x="11.285cm" svg:y="21.65cm" svg:viewBox="0 0 9164 8200" draw:points="6215,0 0,0 15,8200 3015,8200 3015,7050 3915,7050 3915,8200 8240,8200 8240,3928 9164,2875">
          <text:p/>
        </draw:polygon>
        <draw:polygon draw:style-name="gr51" draw:text-style-name="P1" draw:layer="AC_Zones" svg:width="6.248cm" svg:height="5.986cm" svg:x="11.251cm" svg:y="15.663cm" svg:viewBox="0 0 6249 5987" draw:points="6249,3987 6249,5987 34,5987 0,0 6240,0 6248,635 1849,637 1849,3987">
          <text:p/>
        </draw:polygon>
        <draw:polygon draw:style-name="gr51" draw:text-style-name="P1" draw:layer="AC_Zones" svg:width="1.899cm" svg:height="1.799cm" svg:x="18.7cm" svg:y="17.65cm" svg:viewBox="0 0 1900 1800" draw:points="0,0 1717,0 1717,1251 1900,1800 0,1800">
          <text:p/>
        </draw:polygon>
        <draw:polygon draw:style-name="gr51" draw:text-style-name="P1" draw:layer="AC_Zones" svg:width="6.258cm" svg:height="8.865cm" svg:x="17.491cm" svg:y="15.659cm" svg:viewBox="0 0 6259 8866" draw:points="3109,3791 1209,3791 1209,5 0,0 9,5991 2958,8866 4216,7478 6259,7491 6259,5848 3609,4323">
          <text:p/>
        </draw:polygon>
        <draw:polygon draw:style-name="gr51" draw:text-style-name="P1" draw:layer="AC_Zones" svg:width="10.874cm" svg:height="1.93cm" svg:x="19.525cm" svg:y="27.919cm" svg:viewBox="0 0 10875 1931" draw:points="0,1 0,1931 3890,1931 3890,774 6606,774 6607,1931 10875,1931 10875,0">
          <text:p/>
        </draw:polygon>
        <draw:polygon draw:style-name="gr51" draw:text-style-name="P1" draw:layer="AC_Zones" svg:width="13.449cm" svg:height="2.149cm" svg:x="30.4cm" svg:y="27.7cm" svg:viewBox="0 0 13450 2150" draw:points="0,219 0,2150 13250,2150 13450,0 10040,0 10040,218">
          <text:p/>
        </draw:polygon>
        <draw:polygon draw:style-name="gr51" draw:text-style-name="P1" draw:layer="AC_Zones" svg:width="3.809cm" svg:height="4.355cm" svg:x="40.44cm" svg:y="23.344cm" svg:viewBox="0 0 3810 4356" draw:points="0,4356 0,0 660,1 660,406 3810,956 3410,4356">
          <text:p/>
        </draw:polygon>
        <draw:polygon draw:style-name="gr51" draw:text-style-name="P1" draw:layer="AC_Zones" svg:width="1.989cm" svg:height="2.828cm" svg:x="38.45cm" svg:y="23.344cm" svg:viewBox="0 0 1990 2829" draw:points="0,0 0,2806 1989,2829 1990,6">
          <text:p/>
        </draw:polygon>
        <draw:polygon draw:style-name="gr51" draw:text-style-name="P1" draw:layer="AC_Zones" svg:width="5.882cm" svg:height="1.642cm" svg:x="23.75cm" svg:y="21.507cm" svg:viewBox="0 0 5883 1643" draw:points="0,0 0,1643 5883,1643 5883,143 450,143 200,93">
          <text:p/>
        </draw:polygon>
        <draw:polygon draw:style-name="gr51" draw:text-style-name="P1" draw:layer="AC_Zones" svg:width="1.949cm" svg:height="4.049cm" svg:x="43.65cm" svg:y="27.5cm" svg:viewBox="0 0 1950 4050" draw:points="250,0 0,2350 1550,4050 1950,0">
          <text:p/>
        </draw:polygon>
        <draw:polygon draw:style-name="gr51" draw:text-style-name="P1" draw:layer="AC_Zones" svg:width="2.122cm" svg:height="3.649cm" svg:x="43.9cm" svg:y="23.85cm" svg:viewBox="0 0 2123 3650" draw:points="350,450 0,3650 1700,3650 2123,0">
          <text:p/>
        </draw:polygon>
        <draw:polygon draw:style-name="gr51" draw:text-style-name="P1" draw:layer="AC_Zones" svg:width="4.921cm" svg:height="1.949cm" svg:x="41.1cm" svg:y="22.35cm" svg:viewBox="0 0 4922 1950" draw:points="0,1400 3150,1950 4922,1495 4850,1001 4600,650 4150,400 1650,0">
          <text:p/>
        </draw:polygon>
        <draw:polygon draw:style-name="gr51" draw:text-style-name="P1" draw:layer="AC_Zones" svg:width="7.121cm" svg:height="9.783cm" svg:x="39.042cm" svg:y="6.466cm" svg:viewBox="0 0 7122 9784" draw:points="7122,1 0,0 1,3534 259,3534 259,7584 2808,7584 2808,9784 5158,8284 5558,7984 6008,7484 6158,7184 6458,6234">
          <text:p/>
        </draw:polygon>
        <draw:polygon draw:style-name="gr51" draw:text-style-name="P1" draw:layer="AC_Zones" svg:width="3.198cm" svg:height="9.694cm" svg:x="38.651cm" svg:y="13.65cm" svg:viewBox="0 0 3199 9695" draw:points="2449,3500 2449,9695 0,9694 0,4000 399,4000 399,0 650,0 650,400 1449,400 1449,1950 3199,1950 3199,2600 3099,2700 2649,3150">
          <text:p/>
        </draw:polygon>
        <draw:polygon draw:style-name="gr51" draw:text-style-name="P1" draw:layer="AC_Zones" svg:width="0.799cm" svg:height="1.149cm" svg:x="14.35cm" svg:y="28.95cm" svg:viewBox="0 0 800 1150" draw:points="800,0 800,1150 0,1150 0,0">
          <text:p/>
        </draw:polygon>
        <draw:custom-shape draw:style-name="gr52" draw:text-style-name="P1" draw:layer="AC_Zones" svg:width="1.649cm" svg:height="2.342cm" svg:x="21.201cm" svg:y="25.5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AC_Zones" svg:width="1.643cm" svg:height="2.343cm" svg:x="22.85cm" svg:y="25.57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AC_Zones" svg:width="1.674cm" svg:height="2.341cm" svg:x="19.526cm" svg:y="25.5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AC_Zones" svg:width="1.75cm" svg:height="1.55cm" svg:x="40.1cm" svg:y="14.0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AC_Zones" svg:width="9.049cm" svg:height="3.999cm" svg:x="30cm" svg:y="13.65cm" svg:viewBox="0 0 9050 4000" draw:points="0,2000 0,4000 9050,4000 9050,1 4450,0 4459,2002">
          <text:p/>
        </draw:polygon>
        <draw:custom-shape draw:style-name="gr56" draw:text-style-name="P1" draw:layer="AC_Zones" svg:width="11.3cm" svg:height="2cm" svg:x="18.7cm" svg:y="15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AC_Zones" svg:width="9.349cm" svg:height="5.844cm" svg:x="29.7cm" svg:y="7.805cm" svg:viewBox="0 0 9350 5845" draw:points="0,0 3,145 200,195 655,702 661,5845 5550,5845 7273,2446 8910,2445 8911,2195 9343,2195 9350,14">
          <text:p/>
        </draw:polygon>
        <draw:polygon draw:style-name="gr51" draw:text-style-name="P1" draw:layer="AC_Zones" svg:width="6.311cm" svg:height="2.001cm" svg:x="28.151cm" svg:y="13.65cm" svg:viewBox="0 0 6312 2002" draw:points="0,1 6299,0 6312,2002 127,2002 511,1318">
          <text:p/>
        </draw:polygon>
        <draw:g>
          <draw:rect draw:style-name="gr28" draw:text-style-name="P1" draw:layer="AC_Zones" svg:width="2.344cm" svg:height="1.689cm" svg:x="15.142cm" svg:y="16.304cm">
            <text:p/>
          </draw:rect>
          <draw:rect draw:style-name="gr28" draw:text-style-name="P1" draw:layer="AC_Zones" svg:width="2.35cm" svg:height="1.658cm" svg:x="15.136cm" svg:y="17.993cm">
            <text:p/>
          </draw:rect>
        </draw:g>
        <draw:polygon draw:style-name="gr27" draw:text-style-name="P1" draw:layer="Walls" svg:width="0.899cm" svg:height="1.436cm" svg:x="14.3cm" svg:y="28.71cm" svg:viewBox="0 0 900 1437" draw:points="0,0 900,0 900,1428 0,1437">
          <text:p/>
        </draw:polygon>
        <draw:polyline draw:style-name="gr57" draw:text-style-name="P1" draw:layer="AC_Zones" svg:width="1.228cm" svg:height="0.573cm" draw:transform="rotate (-0.511556003759538) translate (45.244cm 22.739cm)" svg:viewBox="0 0 1229 574" draw:points="0,0 476,0 907,185 1229,57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2-16T12:29:21.523000000</dc:date>
    <meta:editing-duration>PT10H39M42S</meta:editing-duration>
    <meta:editing-cycles>160</meta:editing-cycles>
    <meta:generator>LibreOffice/5.2.3.3$Windows_x86 LibreOffice_project/d54a8868f08a7b39642414cf2c8ef2f228f780cf</meta:generator>
    <meta:document-statistic meta:object-count="446"/>
  </office:meta>
</office:document-meta>
</file>